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54" style:family="table">
      <style:table-properties style:width="16.002cm" fo:margin-top="0cm" fo:margin-bottom="0cm" table:align="margins" fo:keep-with-next="always" style:may-break-between-rows="false"/>
    </style:style>
    <style:style style:name="Table54.A" style:family="table-column">
      <style:table-column-properties style:column-width="2.499cm" style:rel-column-width="10236*"/>
    </style:style>
    <style:style style:name="Table54.B" style:family="table-column">
      <style:table-column-properties style:column-width="13.503cm" style:rel-column-width="55299*"/>
    </style:style>
    <style:style style:name="Table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4.B1" style:family="table-cell">
      <style:table-cell-properties style:vertical-align="middle" fo:background-color="#dddddd" fo:padding="0.097cm" fo:border="0.25pt solid #000000" style:writing-mode="page">
        <style:background-image/>
      </style:table-cell-properties>
    </style:style>
    <style:style style:name="Table5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5" style:family="table">
      <style:table-properties style:width="16.002cm" fo:margin-top="0cm" fo:margin-bottom="0cm" table:align="margins" fo:keep-with-next="always" style:may-break-between-rows="false"/>
    </style:style>
    <style:style style:name="Table55.A" style:family="table-column">
      <style:table-column-properties style:column-width="2.499cm" style:rel-column-width="10236*"/>
    </style:style>
    <style:style style:name="Table55.B" style:family="table-column">
      <style:table-column-properties style:column-width="13.503cm" style:rel-column-width="55299*"/>
    </style:style>
    <style:style style:name="Table5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5.B1" style:family="table-cell">
      <style:table-cell-properties style:vertical-align="middle" fo:background-color="#dddddd" fo:padding="0.097cm" fo:border="0.25pt solid #000000">
        <style:background-image/>
      </style:table-cell-properties>
    </style:style>
    <style:style style:name="Table55.A2" style:family="table-cell">
      <style:table-cell-properties fo:padding="0.097cm" fo:border-left="0.25pt solid #000000" fo:border-right="none" fo:border-top="none" fo:border-bottom="0.25pt solid #000000"/>
    </style:style>
    <style:style style:name="Table55.B2" style:family="table-cell">
      <style:table-cell-properties fo:padding="0.097cm" fo:border-left="0.25pt solid #000000" fo:border-right="0.25pt solid #000000" fo:border-top="none" fo:border-bottom="0.25pt solid #000000"/>
    </style:style>
    <style:style style:name="Table55.A3" style:family="table-cell">
      <style:table-cell-properties fo:padding="0.097cm" fo:border-left="0.25pt solid #000000" fo:border-right="none" fo:border-top="none" fo:border-bottom="0.25pt solid #000000"/>
    </style:style>
    <style:style style:name="Table55.B3" style:family="table-cell">
      <style:table-cell-properties fo:padding="0.097cm" fo:border-left="0.25pt solid #000000" fo:border-right="0.25pt solid #000000" fo:border-top="none" fo:border-bottom="0.25pt solid #000000"/>
    </style:style>
    <style:style style:name="Table55.A4" style:family="table-cell">
      <style:table-cell-properties fo:padding="0.097cm" fo:border-left="0.25pt solid #000000" fo:border-right="none" fo:border-top="none" fo:border-bottom="0.25pt solid #000000"/>
    </style:style>
    <style:style style:name="Table55.B4" style:family="table-cell">
      <style:table-cell-properties fo:padding="0.097cm" fo:border-left="0.25pt solid #000000" fo:border-right="0.25pt solid #000000" fo:border-top="none" fo:border-bottom="0.25pt solid #000000"/>
    </style:style>
    <style:style style:name="Table55.A5" style:family="table-cell">
      <style:table-cell-properties fo:padding="0.097cm" fo:border-left="0.25pt solid #000000" fo:border-right="none" fo:border-top="none" fo:border-bottom="0.25pt solid #000000"/>
    </style:style>
    <style:style style:name="Table55.B5" style:family="table-cell">
      <style:table-cell-properties fo:padding="0.097cm" fo:border-left="0.25pt solid #000000" fo:border-right="0.25pt solid #000000" fo:border-top="none" fo:border-bottom="0.25pt solid #000000"/>
    </style:style>
    <style:style style:name="Table55.A6" style:family="table-cell">
      <style:table-cell-properties fo:padding="0.097cm" fo:border-left="0.25pt solid #000000" fo:border-right="none" fo:border-top="none" fo:border-bottom="0.25pt solid #000000"/>
    </style:style>
    <style:style style:name="Table55.B6"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56" style:family="table">
      <style:table-properties style:width="16.002cm" fo:margin-top="0cm" fo:margin-bottom="0cm" table:align="margins" fo:keep-with-next="always" style:may-break-between-rows="false"/>
    </style:style>
    <style:style style:name="Table56.A" style:family="table-column">
      <style:table-column-properties style:column-width="1.693cm" style:rel-column-width="6934*"/>
    </style:style>
    <style:style style:name="Table56.B" style:family="table-column">
      <style:table-column-properties style:column-width="3.995cm" style:rel-column-width="16362*"/>
    </style:style>
    <style:style style:name="Table56.C" style:family="table-column">
      <style:table-column-properties style:column-width="10.313cm" style:rel-column-width="42239*"/>
    </style:style>
    <style:style style:name="Table5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6.C1" style:family="table-cell">
      <style:table-cell-properties style:vertical-align="middle" fo:background-color="#dddddd" fo:padding="0.097cm" fo:border="0.25pt solid #000000" style:writing-mode="page">
        <style:background-image/>
      </style:table-cell-properties>
    </style:style>
    <style:style style:name="Table5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6.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2.A" style:family="table-column">
      <style:table-column-properties style:column-width="5.398cm" style:rel-column-width="22105*"/>
    </style:style>
    <style:style style:name="Table2.B" style:family="table-column">
      <style:table-column-properties style:column-width="3.535cm" style:rel-column-width="14476*"/>
    </style:style>
    <style:style style:name="Table2.D" style:family="table-column">
      <style:table-column-properties style:column-width="3.535cm" style:rel-column-width="14478*"/>
    </style:style>
    <style:style style:name="Table2.1" style:family="table-row">
      <style:table-row-properties style:min-row-height="0.6cm" fo:background-color="transparent" fo:keep-together="auto">
        <style:background-image/>
      </style:table-row-properties>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le2.D1" style:family="table-cell">
      <style:table-cell-properties style:vertical-align="middle" fo:background-color="#dddddd" fo:padding="0.097cm" fo:border="0.25pt solid #000000" style:writing-mode="lr-tb">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padding="0.097cm" fo:border-left="0.25pt solid #000000" fo:border-right="none" fo:border-top="none" fo:border-bottom="0.25pt solid #000000"/>
    </style:style>
    <style:style style:name="Table2.B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padding="0.097cm" fo:border-left="0.25pt solid #000000" fo:border-right="0.25pt solid #000000" fo:border-top="none" fo:border-bottom="0.25pt solid #000000"/>
    </style:style>
    <style:style style:name="Table2.3" style:family="table-row">
      <style:table-row-properties fo:background-color="transparent" fo:keep-together="auto">
        <style:background-image/>
      </style:table-row-properties>
    </style:style>
    <style:style style:name="Table2.A3" style:family="table-cell">
      <style:table-cell-properties style:vertical-align="middle" fo:padding="0.097cm" fo:border-left="0.25pt solid #000000" fo:border-right="none" fo:border-top="none" fo:border-bottom="0.25pt solid #000000"/>
    </style:style>
    <style:style style:name="Table2.D3" style:family="table-cell">
      <style:table-cell-properties style:vertical-align="middle" fo:padding="0.097cm" fo:border-left="0.25pt solid #000000" fo:border-right="0.25pt solid #000000" fo:border-top="none" fo:border-bottom="0.25pt solid #000000"/>
    </style:style>
    <style:style style:name="Table2.A4" style:family="table-cell">
      <style:table-cell-properties style:vertical-align="middle" fo:padding="0.097cm" fo:border-left="0.25pt solid #000000" fo:border-right="none" fo:border-top="none" fo:border-bottom="0.25pt solid #000000"/>
    </style:style>
    <style:style style:name="Table2.B4" style:family="table-cell">
      <style:table-cell-properties style:vertical-align="middle" fo:padding="0.097cm" fo:border-left="0.25pt solid #000000" fo:border-right="none" fo:border-top="none" fo:border-bottom="0.25pt solid #000000"/>
    </style:style>
    <style:style style:name="Table2.C4" style:family="table-cell">
      <style:table-cell-properties style:vertical-align="middle" fo:padding="0.097cm" fo:border-left="0.25pt solid #000000" fo:border-right="none" fo:border-top="none" fo:border-bottom="0.25pt solid #000000"/>
    </style:style>
    <style:style style:name="Table2.D4" style:family="table-cell">
      <style:table-cell-properties style:vertical-align="middle" fo:padding="0.097cm" fo:border-left="0.25pt solid #000000" fo:border-right="0.25pt solid #000000" fo:border-top="none" fo:border-bottom="0.25pt solid #000000"/>
    </style:style>
    <style:style style:name="Table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3.A" style:family="table-column">
      <style:table-column-properties style:column-width="5.398cm" style:rel-column-width="22105*"/>
    </style:style>
    <style:style style:name="Table3.B" style:family="table-column">
      <style:table-column-properties style:column-width="3.535cm" style:rel-column-width="14476*"/>
    </style:style>
    <style:style style:name="Table3.D" style:family="table-column">
      <style:table-column-properties style:column-width="3.535cm" style:rel-column-width="14478*"/>
    </style:style>
    <style:style style:name="Table3.1" style:family="table-row">
      <style:table-row-properties style:min-row-height="0.6cm" fo:background-color="transparent" fo:keep-together="auto">
        <style:background-image/>
      </style:table-row-properties>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le3.D1" style:family="table-cell">
      <style:table-cell-properties style:vertical-align="middle" fo:background-color="#dddddd" fo:padding="0.097cm" fo:border="0.25pt solid #000000" style:writing-mode="lr-tb">
        <style:background-image/>
      </style:table-cell-properties>
    </style:style>
    <style:style style:name="Table3.A2" style:family="table-cell">
      <style:table-cell-properties style:vertical-align="middle"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none" fo:border-top="none" fo:border-bottom="0.25pt solid #000000"/>
    </style:style>
    <style:style style:name="Table3.D2" style:family="table-cell">
      <style:table-cell-properties style:vertical-align="middle" fo:padding="0.097cm" fo:border-left="0.25pt solid #000000" fo:border-right="0.25pt solid #000000" fo:border-top="none" fo:border-bottom="0.25pt solid #000000"/>
    </style:style>
    <style:style style:name="Table3.A3" style:family="table-cell">
      <style:table-cell-properties style:vertical-align="middle" fo:padding="0.097cm" fo:border-left="0.25pt solid #000000" fo:border-right="none"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none" fo:border-top="none" fo:border-bottom="0.25pt solid #000000"/>
    </style:style>
    <style:style style:name="Table3.D3" style:family="table-cell">
      <style:table-cell-properties style:vertical-align="middle" fo:padding="0.097cm" fo:border-left="0.25pt solid #000000" fo:border-right="0.25pt solid #000000" fo:border-top="none" fo:border-bottom="0.25pt solid #000000"/>
    </style:style>
    <style:style style:name="Table3.A4" style:family="table-cell">
      <style:table-cell-properties style:vertical-align="middle"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none" fo:border-top="none" fo:border-bottom="0.25pt solid #000000"/>
    </style:style>
    <style:style style:name="Table3.D4" style:family="table-cell">
      <style:table-cell-properties style:vertical-align="middle" fo:padding="0.097cm" fo:border-left="0.25pt solid #000000" fo:border-right="0.25pt solid #000000" fo:border-top="none" fo:border-bottom="0.25pt solid #000000"/>
    </style:style>
    <style:style style:name="Table3.A5" style:family="table-cell">
      <style:table-cell-properties style:vertical-align="middle" fo:padding="0.097cm" fo:border-left="0.25pt solid #000000" fo:border-right="none" fo:border-top="none" fo:border-bottom="0.25pt solid #000000"/>
    </style:style>
    <style:style style:name="Table3.B5" style:family="table-cell">
      <style:table-cell-properties fo:padding="0.097cm" fo:border-left="0.25pt solid #000000" fo:border-right="none" fo:border-top="none" fo:border-bottom="0.25pt solid #000000"/>
    </style:style>
    <style:style style:name="Table3.C5" style:family="table-cell">
      <style:table-cell-properties fo:padding="0.097cm" fo:border-left="0.25pt solid #000000" fo:border-right="none" fo:border-top="none" fo:border-bottom="0.25pt solid #000000"/>
    </style:style>
    <style:style style:name="Table3.D5" style:family="table-cell">
      <style:table-cell-properties style:vertical-align="middle" fo:padding="0.097cm" fo:border-left="0.25pt solid #000000" fo:border-right="0.25pt solid #000000" fo:border-top="none" fo:border-bottom="0.25pt solid #000000"/>
    </style:style>
    <style:style style:name="Table3.A6" style:family="table-cell">
      <style:table-cell-properties style:vertical-align="middle" fo:padding="0.097cm" fo:border-left="0.25pt solid #000000" fo:border-right="none" fo:border-top="none" fo:border-bottom="0.25pt solid #000000"/>
    </style:style>
    <style:style style:name="Table3.B6" style:family="table-cell">
      <style:table-cell-properties fo:padding="0.097cm" fo:border-left="0.25pt solid #000000" fo:border-right="none" fo:border-top="none" fo:border-bottom="0.25pt solid #000000"/>
    </style:style>
    <style:style style:name="Table3.C6" style:family="table-cell">
      <style:table-cell-properties fo:padding="0.097cm" fo:border-left="0.25pt solid #000000" fo:border-right="none" fo:border-top="none" fo:border-bottom="0.25pt solid #000000"/>
    </style:style>
    <style:style style:name="Table3.D6" style:family="table-cell">
      <style:table-cell-properties style:vertical-align="middle" fo:padding="0.097cm" fo:border-left="0.25pt solid #000000" fo:border-right="0.25pt solid #000000" fo:border-top="none" fo:border-bottom="0.25pt solid #000000"/>
    </style:style>
    <style:style style:name="Table3.A7" style:family="table-cell">
      <style:table-cell-properties style:vertical-align="middle" fo:padding="0.097cm" fo:border-left="0.25pt solid #000000" fo:border-right="0.25pt solid #000000" fo:border-top="none" fo:border-bottom="0.25pt solid #000000"/>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7.948cm" style:rel-column-width="32549*"/>
    </style:style>
    <style:style style:name="Table4.B" style:family="table-column">
      <style:table-column-properties style:column-width="8.054cm" style:rel-column-width="32986*"/>
    </style:style>
    <style:style style:name="Table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097cm" fo:border="0.25pt solid #000000">
        <style:background-image/>
      </style:table-cell-properties>
    </style:style>
    <style:style style:name="Table4.A2" style:family="table-cell">
      <style:table-cell-properties fo:padding="0.097cm" fo:border-left="0.25pt solid #000000" fo:border-right="none" fo:border-top="none" fo:border-bottom="0.25pt solid #000000"/>
    </style:style>
    <style:style style:name="Table4.B2" style:family="table-cell">
      <style:table-cell-properties fo:padding="0.097cm" fo:border-left="0.25pt solid #000000" fo:border-right="0.25pt solid #000000" fo:border-top="none" fo:border-bottom="0.25pt solid #000000"/>
    </style:style>
    <style:style style:name="Table4.A3" style:family="table-cell">
      <style:table-cell-properties fo:padding="0.097cm" fo:border-left="0.25pt solid #000000" fo:border-right="none" fo:border-top="none" fo:border-bottom="0.25pt solid #000000"/>
    </style:style>
    <style:style style:name="Table4.B3" style:family="table-cell">
      <style:table-cell-properties fo:padding="0.097cm" fo:border-left="0.25pt solid #000000" fo:border-right="0.25pt solid #000000" fo:border-top="none" fo:border-bottom="0.25pt solid #000000"/>
    </style:style>
    <style:style style:name="Table4.A4" style:family="table-cell">
      <style:table-cell-properties fo:padding="0.097cm" fo:border-left="0.25pt solid #000000" fo:border-right="none" fo:border-top="none" fo:border-bottom="0.25pt solid #000000"/>
    </style:style>
    <style:style style:name="Table4.B4" style:family="table-cell">
      <style:table-cell-properties fo:padding="0.097cm" fo:border-left="0.25pt solid #000000" fo:border-right="0.25pt solid #000000" fo:border-top="none" fo:border-bottom="0.25pt solid #000000"/>
    </style:style>
    <style:style style:name="Table4.A5" style:family="table-cell">
      <style:table-cell-properties fo:padding="0.097cm" fo:border-left="0.25pt solid #000000" fo:border-right="none" fo:border-top="none" fo:border-bottom="0.25pt solid #000000"/>
    </style:style>
    <style:style style:name="Table4.B5" style:family="table-cell">
      <style:table-cell-properties fo:padding="0.097cm" fo:border-left="0.25pt solid #000000" fo:border-right="0.25pt solid #000000" fo:border-top="none" fo:border-bottom="0.25pt solid #000000"/>
    </style:style>
    <style:style style:name="Table4.A6" style:family="table-cell">
      <style:table-cell-properties fo:padding="0.097cm" fo:border-left="0.25pt solid #000000" fo:border-right="none" fo:border-top="none" fo:border-bottom="0.25pt solid #000000"/>
    </style:style>
    <style:style style:name="Table4.B6" style:family="table-cell">
      <style:table-cell-properties fo:padding="0.097cm" fo:border-left="0.25pt solid #000000" fo:border-right="0.25pt solid #000000" fo:border-top="none" fo:border-bottom="0.25pt solid #000000"/>
    </style:style>
    <style:style style:name="Table4.A7" style:family="table-cell">
      <style:table-cell-properties fo:padding="0.097cm" fo:border-left="0.25pt solid #000000" fo:border-right="none" fo:border-top="none" fo:border-bottom="0.25pt solid #000000"/>
    </style:style>
    <style:style style:name="Table4.B7" style:family="table-cell">
      <style:table-cell-properties fo:padding="0.097cm" fo:border-left="0.25pt solid #000000" fo:border-right="0.25pt solid #000000" fo:border-top="none" fo:border-bottom="0.25pt solid #000000"/>
    </style:style>
    <style:style style:name="Table4.A8" style:family="table-cell">
      <style:table-cell-properties fo:padding="0.097cm" fo:border-left="0.25pt solid #000000" fo:border-right="none" fo:border-top="none" fo:border-bottom="0.25pt solid #000000"/>
    </style:style>
    <style:style style:name="Table4.B8" style:family="table-cell">
      <style:table-cell-properties fo:padding="0.097cm" fo:border-left="0.25pt solid #000000" fo:border-right="0.25pt solid #000000" fo:border-top="none" fo:border-bottom="0.25pt solid #000000"/>
    </style:style>
    <style:style style:name="Table4.A9" style:family="table-cell">
      <style:table-cell-properties fo:padding="0.097cm" fo:border-left="0.25pt solid #000000" fo:border-right="none" fo:border-top="none" fo:border-bottom="0.25pt solid #000000"/>
    </style:style>
    <style:style style:name="Table4.B9" style:family="table-cell">
      <style:table-cell-properties fo:padding="0.097cm" fo:border-left="0.25pt solid #000000" fo:border-right="0.25pt solid #000000" fo:border-top="none" fo:border-bottom="0.25pt solid #000000"/>
    </style:style>
    <style:style style:name="Table4.A10" style:family="table-cell">
      <style:table-cell-properties fo:padding="0.097cm" fo:border-left="0.25pt solid #000000" fo:border-right="none" fo:border-top="none" fo:border-bottom="0.25pt solid #000000"/>
    </style:style>
    <style:style style:name="Table4.B10" style:family="table-cell">
      <style:table-cell-properties fo:padding="0.097cm" fo:border-left="0.25pt solid #000000" fo:border-right="0.25pt solid #000000" fo:border-top="none" fo:border-bottom="0.25pt solid #000000"/>
    </style:style>
    <style:style style:name="Table4.A11" style:family="table-cell">
      <style:table-cell-properties fo:padding="0.097cm" fo:border-left="0.25pt solid #000000" fo:border-right="none" fo:border-top="none" fo:border-bottom="0.25pt solid #000000"/>
    </style:style>
    <style:style style:name="Table4.B11" style:family="table-cell">
      <style:table-cell-properties fo:padding="0.097cm" fo:border-left="0.25pt solid #000000" fo:border-right="0.25pt solid #000000" fo:border-top="none" fo:border-bottom="0.25pt solid #000000"/>
    </style:style>
    <style:style style:name="Table4.A12" style:family="table-cell">
      <style:table-cell-properties fo:padding="0.097cm" fo:border-left="0.25pt solid #000000" fo:border-right="none" fo:border-top="none" fo:border-bottom="0.25pt solid #000000"/>
    </style:style>
    <style:style style:name="Table4.B12" style:family="table-cell">
      <style:table-cell-properties fo:padding="0.097cm" fo:border-left="0.25pt solid #000000" fo:border-right="0.25pt solid #000000" fo:border-top="none" fo:border-bottom="0.25pt solid #000000"/>
    </style:style>
    <style:style style:name="Table4.A13" style:family="table-cell">
      <style:table-cell-properties fo:padding="0.097cm" fo:border-left="0.25pt solid #000000" fo:border-right="0.25pt solid #000000" fo:border-top="none" fo:border-bottom="0.25pt solid #000000"/>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4.392cm" style:rel-column-width="17987*"/>
    </style:style>
    <style:style style:name="Table5.B" style:family="table-column">
      <style:table-column-properties style:column-width="11.61cm" style:rel-column-width="47548*"/>
    </style:style>
    <style:style style:name="Table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dddddd" fo:padding="0.097cm" fo:border="0.25pt solid #000000">
        <style:background-image/>
      </style:table-cell-properties>
    </style:style>
    <style:style style:name="Table5.A2" style:family="table-cell">
      <style:table-cell-properties fo:padding="0.097cm" fo:border-left="0.25pt solid #000000" fo:border-right="none" fo:border-top="none" fo:border-bottom="0.25pt solid #000000"/>
    </style:style>
    <style:style style:name="Table5.B2" style:family="table-cell">
      <style:table-cell-properties fo:padding="0.097cm" fo:border-left="0.25pt solid #000000" fo:border-right="0.25pt solid #000000" fo:border-top="none" fo:border-bottom="0.25pt solid #000000"/>
    </style:style>
    <style:style style:name="Table5.A3" style:family="table-cell">
      <style:table-cell-properties fo:padding="0.097cm" fo:border-left="0.25pt solid #000000" fo:border-right="none" fo:border-top="none" fo:border-bottom="0.25pt solid #000000"/>
    </style:style>
    <style:style style:name="Table5.B3" style:family="table-cell">
      <style:table-cell-properties fo:padding="0.097cm" fo:border-left="0.25pt solid #000000" fo:border-right="0.25pt solid #000000" fo:border-top="none" fo:border-bottom="0.25pt solid #000000"/>
    </style:style>
    <style:style style:name="Table5.A4" style:family="table-cell">
      <style:table-cell-properties fo:padding="0.097cm" fo:border-left="0.25pt solid #000000" fo:border-right="none" fo:border-top="none" fo:border-bottom="0.25pt solid #000000"/>
    </style:style>
    <style:style style:name="Table5.B4" style:family="table-cell">
      <style:table-cell-properties fo:padding="0.097cm" fo:border-left="0.25pt solid #000000" fo:border-right="0.25pt solid #000000" fo:border-top="none" fo:border-bottom="0.25pt solid #000000"/>
    </style:style>
    <style:style style:name="Table5.A5" style:family="table-cell">
      <style:table-cell-properties fo:padding="0.097cm" fo:border-left="0.25pt solid #000000" fo:border-right="none" fo:border-top="none" fo:border-bottom="0.25pt solid #000000"/>
    </style:style>
    <style:style style:name="Table5.B5" style:family="table-cell">
      <style:table-cell-properties fo:padding="0.097cm" fo:border-left="0.25pt solid #000000" fo:border-right="0.25pt solid #000000" fo:border-top="none" fo:border-bottom="0.25pt solid #000000"/>
    </style:style>
    <style:style style:name="Table5.A6" style:family="table-cell">
      <style:table-cell-properties fo:padding="0.097cm" fo:border-left="0.25pt solid #000000" fo:border-right="0.25pt solid #000000" fo:border-top="none" fo:border-bottom="0.25pt solid #000000"/>
    </style:style>
    <style:style style:name="Table58" style:family="table">
      <style:table-properties style:width="16.002cm" fo:margin-top="0cm" fo:margin-bottom="0cm" table:align="margins" fo:keep-with-next="always" style:may-break-between-rows="false"/>
    </style:style>
    <style:style style:name="Table58.A" style:family="table-column">
      <style:table-column-properties style:column-width="3.955cm" style:rel-column-width="16195*"/>
    </style:style>
    <style:style style:name="Table58.B" style:family="table-column">
      <style:table-column-properties style:column-width="3.949cm" style:rel-column-width="16174*"/>
    </style:style>
    <style:style style:name="Table58.C" style:family="table-column">
      <style:table-column-properties style:column-width="0.199cm" style:rel-column-width="816*"/>
    </style:style>
    <style:style style:name="Table58.E" style:family="table-column">
      <style:table-column-properties style:column-width="3.949cm" style:rel-column-width="16176*"/>
    </style:style>
    <style:style style:name="Table5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8.B1" style:family="table-cell">
      <style:table-cell-properties style:vertical-align="middle" fo:background-color="#dddddd" fo:padding="0.097cm" fo:border="0.25pt solid #000000" style:writing-mode="page">
        <style:background-image/>
      </style:table-cell-properties>
    </style:style>
    <style:style style:name="Table58.C1" style:family="table-cell">
      <style:table-cell-properties style:vertical-align="middle" fo:background-color="transparent" fo:padding="0.097cm" fo:border="none" style:writing-mode="page">
        <style:background-image/>
      </style:table-cell-properties>
    </style:style>
    <style:style style:name="Table58.A2" style:family="table-cell" style:data-style-name="N0">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58.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334cm" style:rel-column-width="21844*"/>
    </style:style>
    <style:style style:name="Table1.B" style:family="table-column">
      <style:table-column-properties style:column-width="5.334cm" style:rel-column-width="21846*"/>
    </style:style>
    <style:style style:name="Table1.C" style:family="table-column">
      <style:table-column-properties style:column-width="5.334cm" style:rel-column-width="21845*"/>
    </style:style>
    <style:style style:name="Table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 fo:background-color="#dddddd" fo:padding="0.097cm" fo:border="0.25pt solid #000000" style:writing-mode="page">
        <style:background-image/>
      </style:table-cell-properties>
    </style:style>
    <style:style style:name="Table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table:align="margins" fo:keep-with-next="always" style:may-break-between-rows="false"/>
    </style:style>
    <style:style style:name="Table6.A" style:family="table-column">
      <style:table-column-properties style:column-width="3.293cm" style:rel-column-width="13488*"/>
    </style:style>
    <style:style style:name="Table6.C" style:family="table-column">
      <style:table-column-properties style:column-width="9.416cm" style:rel-column-width="38559*"/>
    </style:style>
    <style:style style:name="Table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6.C1" style:family="table-cell">
      <style:table-cell-properties style:vertical-align="middle" fo:background-color="#dddddd" fo:padding="0.097cm" fo:border="0.25pt solid #000000">
        <style:background-image/>
      </style:table-cell-properties>
    </style:style>
    <style:style style:name="Table6.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6.C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ed2f7"/>
    </style:style>
    <style:style style:name="P3" style:family="paragraph" style:parent-style-name="Table">
      <style:paragraph-properties fo:keep-with-next="always"/>
      <style:text-properties officeooo:paragraph-rsid="005ed2f7"/>
    </style:style>
    <style:style style:name="P4" style:family="paragraph" style:parent-style-name="Table_20_Heading">
      <style:text-properties officeooo:paragraph-rsid="005ed2f7"/>
    </style:style>
    <style:style style:name="P5" style:family="paragraph" style:parent-style-name="Table_20_Contents">
      <style:text-properties officeooo:paragraph-rsid="005ed2f7"/>
    </style:style>
    <style:style style:name="P6" style:family="paragraph" style:parent-style-name="Table_20_Contents">
      <style:text-properties officeooo:rsid="0088a226" officeooo:paragraph-rsid="0088a226"/>
    </style:style>
    <style:style style:name="P7" style:family="paragraph" style:parent-style-name="Contenuto_20_tabella_20_centrato">
      <style:text-properties officeooo:paragraph-rsid="005ed2f7"/>
    </style:style>
    <style:style style:name="P8" style:family="paragraph" style:parent-style-name="Contenuto_20_tabella_20_lungo">
      <style:text-properties officeooo:rsid="0088a226" officeooo:paragraph-rsid="0088a226"/>
    </style:style>
    <style:style style:name="P9" style:family="paragraph" style:parent-style-name="Contenuto_20_tabella_20_lungo">
      <style:text-properties officeooo:rsid="0088a226" officeooo:paragraph-rsid="0089eac1"/>
    </style:style>
    <style:style style:name="P10" style:family="paragraph" style:parent-style-name="Contenuto_20_tabella_20_lungo">
      <style:text-properties officeooo:rsid="0089eac1" officeooo:paragraph-rsid="0089eac1"/>
    </style:style>
    <style:style style:name="P11" style:family="paragraph" style:parent-style-name="Contents_20_2">
      <style:paragraph-properties>
        <style:tab-stops/>
      </style:paragraph-properties>
    </style:style>
    <style:style style:name="P12" style:family="paragraph" style:parent-style-name="Contents_20_3">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3">
      <style:paragraph-properties>
        <style:tab-stops/>
      </style:paragraph-properties>
    </style:style>
    <style:style style:name="P16" style:family="paragraph" style:parent-style-name="Contents_20_4">
      <style:paragraph-properties>
        <style:tab-stops/>
      </style:paragraph-properties>
    </style:style>
    <style:style style:name="P17" style:family="paragraph" style:parent-style-name="Contenuto_20_tabella_20_lungo" style:list-style-name="EG_20_Elenco_20_semplice"/>
    <style:style style:name="P18" style:family="paragraph" style:parent-style-name="Contenuto_20_tabella_20_lungo" style:list-style-name="EG_20_Elenco_20_semplice">
      <style:text-properties officeooo:paragraph-rsid="00ad4e0d"/>
    </style:style>
    <style:style style:name="P19" style:family="paragraph" style:parent-style-name="EG_20_Nota">
      <style:text-properties officeooo:paragraph-rsid="005ed2f7"/>
    </style:style>
    <style:style style:name="P20" style:family="paragraph" style:parent-style-name="EG_20_Nota" style:list-style-name="EG_20_All_20_nota_20_auto">
      <style:text-properties officeooo:paragraph-rsid="0079cdac"/>
    </style:style>
    <style:style style:name="P21" style:family="paragraph" style:parent-style-name="EG_20_Nota" style:list-style-name="EG_20_All_20_nota_20_auto">
      <style:text-properties officeooo:rsid="00b0f419" officeooo:paragraph-rsid="006e0214"/>
    </style:style>
    <style:style style:name="P22" style:family="paragraph" style:parent-style-name="EG_20_Nota" style:list-style-name="EG_20_All_20_nota_20_auto">
      <style:text-properties officeooo:rsid="00b32757" officeooo:paragraph-rsid="005ed2f7"/>
    </style:style>
    <style:style style:name="P23" style:family="paragraph" style:parent-style-name="EG_20_Nota">
      <style:text-properties officeooo:paragraph-rsid="008b58dd"/>
    </style:style>
    <style:style style:name="P24" style:family="paragraph" style:parent-style-name="Heading_20_2" style:master-page-name="EG_20_Capitoli_20_prima">
      <style:paragraph-properties style:page-number="auto"/>
      <style:text-properties officeooo:paragraph-rsid="00ac362d"/>
    </style:style>
    <style:style style:name="P25" style:family="paragraph" style:parent-style-name="Heading_20_3">
      <style:text-properties officeooo:paragraph-rsid="005ed2f7"/>
    </style:style>
    <style:style style:name="P26" style:family="paragraph" style:parent-style-name="Heading_20_3" style:master-page-name="EG_20_Capitoli">
      <style:paragraph-properties style:page-number="2" fo:break-before="page"/>
      <style:text-properties officeooo:paragraph-rsid="005ed2f7"/>
    </style:style>
    <style:style style:name="P27" style:family="paragraph" style:parent-style-name="Heading_20_3">
      <style:paragraph-properties fo:break-before="page"/>
      <style:text-properties officeooo:paragraph-rsid="005ed2f7"/>
    </style:style>
    <style:style style:name="P28" style:family="paragraph" style:parent-style-name="Heading_20_3" style:master-page-name="">
      <style:paragraph-properties style:page-number="auto" fo:break-before="page"/>
      <style:text-properties officeooo:paragraph-rsid="005ed2f7"/>
    </style:style>
    <style:style style:name="P29" style:family="paragraph" style:parent-style-name="Heading_20_4">
      <style:text-properties officeooo:paragraph-rsid="005ed2f7"/>
    </style:style>
    <style:style style:name="P30" style:family="paragraph" style:parent-style-name="Heading_20_4">
      <style:text-properties officeooo:rsid="00a6cbd8" officeooo:paragraph-rsid="005ed2f7"/>
    </style:style>
    <style:style style:name="P31" style:family="paragraph" style:parent-style-name="Heading_20_4">
      <style:text-properties officeooo:rsid="00a86c1a" officeooo:paragraph-rsid="005ed2f7"/>
    </style:style>
    <style:style style:name="P32" style:family="paragraph" style:parent-style-name="Heading_20_4" style:master-page-name="">
      <style:paragraph-properties style:page-number="auto" fo:break-before="page"/>
      <style:text-properties officeooo:paragraph-rsid="005ed2f7"/>
    </style:style>
    <style:style style:name="P33" style:family="paragraph" style:parent-style-name="Heading_20_5">
      <style:text-properties officeooo:paragraph-rsid="005ed2f7"/>
    </style:style>
    <style:style style:name="P34" style:family="paragraph" style:parent-style-name="Text_20_body" style:list-style-name="EG_20_All_20_commi"/>
    <style:style style:name="P35" style:family="paragraph" style:parent-style-name="Text_20_body" style:list-style-name="EG_20_All_20_commi">
      <style:text-properties officeooo:paragraph-rsid="00607143"/>
    </style:style>
    <style:style style:name="P36" style:family="paragraph" style:parent-style-name="Text_20_body" style:list-style-name="EG_20_All_20_commi">
      <style:text-properties officeooo:paragraph-rsid="005ed2f7"/>
    </style:style>
    <style:style style:name="P37" style:family="paragraph" style:parent-style-name="Text_20_body" style:list-style-name="EG_20_All_20_commi">
      <style:text-properties officeooo:paragraph-rsid="00bb162a"/>
    </style:style>
    <style:style style:name="P38" style:family="paragraph" style:parent-style-name="Text_20_body" style:list-style-name="EG_20_All_20_commi">
      <style:text-properties officeooo:paragraph-rsid="00918539"/>
    </style:style>
    <style:style style:name="P39" style:family="paragraph" style:parent-style-name="Text_20_body" style:list-style-name="EG_20_All_20_commi">
      <style:text-properties officeooo:rsid="00a9dd2e" officeooo:paragraph-rsid="005ed2f7"/>
    </style:style>
    <style:style style:name="P40" style:family="paragraph" style:parent-style-name="Text_20_body" style:list-style-name="EG_20_All_20_commi">
      <style:text-properties officeooo:rsid="00aadec2" officeooo:paragraph-rsid="005ed2f7"/>
    </style:style>
    <style:style style:name="P41" style:family="paragraph" style:parent-style-name="Text_20_body">
      <style:text-properties officeooo:rsid="00a39a41" officeooo:paragraph-rsid="005ed2f7"/>
    </style:style>
    <style:style style:name="P42" style:family="paragraph" style:parent-style-name="Text_20_body">
      <style:text-properties officeooo:paragraph-rsid="005ed2f7"/>
    </style:style>
    <style:style style:name="P43" style:family="paragraph" style:parent-style-name="Text_20_body">
      <style:text-properties officeooo:rsid="00601af1" officeooo:paragraph-rsid="005ed2f7"/>
    </style:style>
    <style:style style:name="P44" style:family="paragraph" style:parent-style-name="Text_20_body" style:list-style-name="EG_20_All_20_commi">
      <style:text-properties officeooo:rsid="00601af1" officeooo:paragraph-rsid="005ed2f7"/>
    </style:style>
    <style:style style:name="P45" style:family="paragraph" style:parent-style-name="Text_20_body" style:master-page-name="">
      <style:paragraph-properties style:page-number="auto"/>
    </style:style>
    <style:style style:name="T1" style:family="text">
      <style:text-properties fo:language="en" fo:country="GB"/>
    </style:style>
    <style:style style:name="T2" style:family="text">
      <style:text-properties fo:color="#21409a" loext:opacity="100%" style:font-name="Liberation Sans1" fo:font-size="16pt" fo:font-weight="bold" style:font-name-asian="Source Han Sans CN Regular" style:font-size-asian="16.1000003814697pt" style:font-weight-asian="bold" style:font-name-complex="Lohit Devanagari" style:font-size-complex="16.1000003814697pt" style:font-weight-complex="bold"/>
    </style:style>
    <style:style style:name="T3" style:family="text">
      <style:text-properties fo:color="#21409a" loext:opacity="100%" style:font-name="Liberation Sans1" fo:font-size="11pt" fo:font-style="normal" fo:font-weight="bold"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T4" style:family="text">
      <style:text-properties style:use-window-font-color="true" loext:opacity="0%" fo:font-size="11pt" style:font-size-asian="10.5pt"/>
    </style:style>
    <style:style style:name="T5" style:family="text">
      <style:text-properties officeooo:rsid="00b0f419"/>
    </style:style>
    <style:style style:name="T6" style:family="text">
      <style:text-properties style:language-complex="ar" style:country-complex="SA"/>
    </style:style>
    <style:style style:name="T7" style:family="text">
      <style:text-properties officeooo:rsid="00aadec2"/>
    </style:style>
    <style:style style:name="T8" style:family="text">
      <style:text-properties officeooo:rsid="00a86c1a"/>
    </style:style>
    <style:style style:name="T9" style:family="text">
      <style:text-properties officeooo:rsid="0097bacc"/>
    </style:style>
    <style:style style:name="T10" style:family="text">
      <style:text-properties officeooo:rsid="00601af1"/>
    </style:style>
    <style:style style:name="T11" style:family="text">
      <style:text-properties officeooo:rsid="00a8eae6"/>
    </style:style>
    <style:style style:name="T12" style:family="text">
      <style:text-properties officeooo:rsid="00b251a9"/>
    </style:style>
    <style:style style:name="T13" style:family="text">
      <style:text-properties officeooo:rsid="00cb3be1"/>
    </style:style>
    <style:style style:name="T14" style:family="text">
      <style:text-properties officeooo:rsid="00cc6f57"/>
    </style:style>
    <style:style style:name="T15" style:family="text">
      <style:text-properties officeooo:rsid="011ab38e"/>
    </style:style>
    <style:style style:name="T16" style:family="text">
      <style:text-properties officeooo:rsid="00da5bb0"/>
    </style:style>
    <style:style style:name="T17" style:family="text">
      <style:text-properties officeooo:rsid="005d2577"/>
    </style:style>
    <style:style style:name="T18" style:family="text">
      <style:text-properties officeooo:rsid="00ab971f"/>
    </style:style>
    <style:style style:name="T19" style:family="text">
      <style:text-properties officeooo:rsid="00985bc9"/>
    </style:style>
    <style:style style:name="T20" style:family="text">
      <style:text-properties officeooo:rsid="008ccb0b"/>
    </style:style>
    <style:style style:name="T21" style:family="text">
      <style:text-properties officeooo:rsid="0060ad82"/>
    </style:style>
    <style:style style:name="T22" style:family="text">
      <style:text-properties officeooo:rsid="00959ea1"/>
    </style:style>
    <style:style style:name="T23" style:family="text">
      <style:text-properties officeooo:rsid="008db9be"/>
    </style:style>
    <style:style style:name="T24" style:family="text">
      <style:text-properties officeooo:rsid="00b32757"/>
    </style:style>
    <style:style style:name="T25" style:family="text">
      <style:text-properties officeooo:rsid="009710a5"/>
    </style:style>
    <style:style style:name="T26" style:family="text">
      <style:text-properties officeooo:rsid="00a6cbd8"/>
    </style:style>
    <style:style style:name="T27" style:family="text">
      <style:text-properties officeooo:rsid="007b23fd"/>
    </style:style>
    <style:style style:name="T28" style:family="text">
      <style:text-properties officeooo:rsid="00b12c4c"/>
    </style:style>
    <style:style style:name="T29" style:family="text">
      <style:text-properties officeooo:rsid="00a80f13"/>
    </style:style>
    <style:style style:name="T30" style:family="text">
      <style:text-properties officeooo:rsid="00a93ab0"/>
    </style:style>
    <style:style style:name="T31" style:family="text">
      <style:text-properties officeooo:rsid="00a3eb42"/>
    </style:style>
    <style:style style:name="T32" style:family="text">
      <style:text-properties officeooo:rsid="00607143"/>
    </style:style>
    <style:style style:name="T33" style:family="text">
      <style:text-properties officeooo:rsid="006e0214"/>
    </style:style>
    <style:style style:name="T34" style:family="text">
      <style:text-properties officeooo:rsid="006e421e"/>
    </style:style>
    <style:style style:name="T35" style:family="text">
      <style:text-properties officeooo:rsid="007b49a5"/>
    </style:style>
    <style:style style:name="T36" style:family="text">
      <style:text-properties officeooo:rsid="007e14b0"/>
    </style:style>
    <style:style style:name="T37" style:family="text">
      <style:text-properties officeooo:rsid="0086a2c7"/>
    </style:style>
    <style:style style:name="T38" style:family="text">
      <style:text-properties officeooo:rsid="0089eac1"/>
    </style:style>
    <style:style style:name="T39" style:family="text">
      <style:text-properties officeooo:rsid="008b58dd"/>
    </style:style>
    <style:style style:name="T40" style:family="text">
      <style:text-properties officeooo:rsid="008be660"/>
    </style:style>
    <style:style style:name="T41" style:family="text">
      <style:text-properties officeooo:rsid="008eceb1"/>
    </style:style>
    <style:style style:name="T42" style:family="text">
      <style:text-properties officeooo:rsid="00ebbe21"/>
    </style:style>
    <style:style style:name="T43" style:family="text">
      <style:text-properties officeooo:rsid="0092040e"/>
    </style:style>
    <style:style style:name="T44" style:family="text">
      <style:text-properties officeooo:rsid="0093fa3c"/>
    </style:style>
    <style:style style:name="T45" style:family="text">
      <style:text-properties style:font-name="Liberation Serif1" officeooo:rsid="0093fa3c" style:font-name-asian="Liberation Serif1" style:font-name-complex="Liberation Serif1"/>
    </style:style>
    <style:style style:name="T46" style:family="text">
      <style:text-properties style:font-name="Liberation Serif" officeooo:rsid="0093fa3c" style:font-name-asian="WenQuanYi Zen Hei Sharp" style:font-name-complex="Lohit Devanagari"/>
    </style:style>
    <style:style style:name="T47" style:family="text">
      <style:text-properties officeooo:rsid="00ac6d3c"/>
    </style:style>
    <style:style style:name="T48" style:family="text">
      <style:text-properties officeooo:rsid="00ad4e0d"/>
    </style:style>
    <style:style style:name="T49" style:family="text">
      <style:text-properties officeooo:rsid="00b6b12f"/>
    </style:style>
    <style:style style:name="T50" style:family="text">
      <style:text-properties officeooo:rsid="00bb162a"/>
    </style:style>
    <style:style style:name="T51" style:family="text">
      <style:text-properties officeooo:rsid="00c0b055"/>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4" text:outline-level="2"><text:bookmark-start text:name="__RefHeading___Toc28963_2980581049"/><text:reference-mark-start text:name="ch controllo incendio"/>Controllo dell<text:span text:style-name="T2">’</text:span>incendio<text:bookmark-end text:name="__RefHeading___Toc28963_2980581049"/><text:reference-mark-end text:name="ch controllo incendi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1"/>
          <text:p text:style-name="P12"><text:a xlink:type="simple" xlink:href="#__RefHeading__19872_1145707755" text:style-name="Index_20_Link" text:visited-style-name="Index_20_Link">Premessa</text:a></text:p>
          <text:p text:style-name="P12"><text:a xlink:type="simple" xlink:href="#__RefHeading__185396_1904530980" text:style-name="Index_20_Link" text:visited-style-name="Index_20_Link">Livelli di prestazione</text:a></text:p>
          <text:p text:style-name="P12"><text:a xlink:type="simple" xlink:href="#__RefHeading__185398_1904530980" text:style-name="Index_20_Link" text:visited-style-name="Index_20_Link">Criteri di attribuzione dei livelli di prestazione</text:a></text:p>
          <text:p text:style-name="P12"><text:a xlink:type="simple" xlink:href="#__RefHeading___Toc9161_3412857142" text:style-name="Index_20_Link" text:visited-style-name="Index_20_Link">Soluzioni progettuali</text:a></text:p>
          <text:p text:style-name="P13"><text:a xlink:type="simple" xlink:href="#__RefHeading___Toc127039_2443238718" text:style-name="Index_20_Link" text:visited-style-name="Index_20_Link">Soluzioni conformi per il livello di prestazione II</text:a></text:p>
          <text:p text:style-name="P13"><text:a xlink:type="simple" xlink:href="#__RefHeading___Toc127041_2443238718" text:style-name="Index_20_Link" text:visited-style-name="Index_20_Link">Soluzioni conformi per il livello di prestazione III</text:a></text:p>
          <text:p text:style-name="P13"><text:a xlink:type="simple" xlink:href="#__RefHeading___Toc127043_2443238718" text:style-name="Index_20_Link" text:visited-style-name="Index_20_Link">Soluzioni conformi per il livello di prestazione IV</text:a></text:p>
          <text:p text:style-name="P13"><text:a xlink:type="simple" xlink:href="#__RefHeading___Toc127045_2443238718" text:style-name="Index_20_Link" text:visited-style-name="Index_20_Link">Soluzioni conformi per il livello di prestazione V</text:a></text:p>
          <text:p text:style-name="P13"><text:a xlink:type="simple" xlink:href="#__RefHeading___Toc127047_2443238718" text:style-name="Index_20_Link" text:visited-style-name="Index_20_Link">Soluzioni alternative</text:a></text:p>
          <text:p text:style-name="P12"><text:a xlink:type="simple" xlink:href="#__RefHeading__185400_1904530980" text:style-name="Index_20_Link" text:visited-style-name="Index_20_Link">Classificazione dei fuochi e degli agenti estinguenti</text:a></text:p>
          <text:p text:style-name="P12"><text:a xlink:type="simple" xlink:href="#__RefHeading__185404_1904530980" text:style-name="Index_20_Link" text:visited-style-name="Index_20_Link">Estintori d</text:a><text:a xlink:type="simple" xlink:href="#__RefHeading__185404_1904530980" text:style-name="Index_20_Link" text:visited-style-name="Index_20_Link">’</text:a><text:a xlink:type="simple" xlink:href="#__RefHeading__185404_1904530980" text:style-name="Index_20_Link" text:visited-style-name="Index_20_Link">incendio</text:a></text:p>
          <text:p text:style-name="P13"><text:a xlink:type="simple" xlink:href="#__RefHeading___Toc127049_2443238718" text:style-name="Index_20_Link" text:visited-style-name="Index_20_Link">Caratteristiche</text:a></text:p>
          <text:p text:style-name="P13"><text:a xlink:type="simple" xlink:href="#__RefHeading___Toc127051_2443238718" text:style-name="Index_20_Link" text:visited-style-name="Index_20_Link">Progettazione</text:a></text:p>
          <text:p text:style-name="P12"><text:a xlink:type="simple" xlink:href="#__RefHeading__185406_1904530980" text:style-name="Index_20_Link" text:visited-style-name="Index_20_Link">Estintori d</text:a><text:a xlink:type="simple" xlink:href="#__RefHeading__185406_1904530980" text:style-name="Index_20_Link" text:visited-style-name="Index_20_Link">’</text:a><text:a xlink:type="simple" xlink:href="#__RefHeading__185406_1904530980" text:style-name="Index_20_Link" text:visited-style-name="Index_20_Link">incendio carrellati</text:a></text:p>
          <text:p text:style-name="P12"><text:a xlink:type="simple" xlink:href="#__RefHeading__185408_1904530980" text:style-name="Index_20_Link" text:visited-style-name="Index_20_Link">Reti di idranti</text:a></text:p>
          <text:p text:style-name="P13"><text:a xlink:type="simple" xlink:href="#__RefHeading___Toc127053_2443238718" text:style-name="Index_20_Link" text:visited-style-name="Index_20_Link">Caratteristiche</text:a></text:p>
          <text:p text:style-name="P13"><text:a xlink:type="simple" xlink:href="#__RefHeading___Toc127055_2443238718" text:style-name="Index_20_Link" text:visited-style-name="Index_20_Link">Progettazione</text:a></text:p>
          <text:p text:style-name="P12"><text:a xlink:type="simple" xlink:href="#__RefHeading__185412_1904530980" text:style-name="Index_20_Link" text:visited-style-name="Index_20_Link">Sistemi automatici di inibizione, controllo o estinzione dell’incendio</text:a></text:p>
          <text:p text:style-name="P13"><text:a xlink:type="simple" xlink:href="#__RefHeading___Toc127057_2443238718" text:style-name="Index_20_Link" text:visited-style-name="Index_20_Link">Caratteristiche generali</text:a></text:p>
          <text:p text:style-name="P13"><text:a xlink:type="simple" xlink:href="#__RefHeading___Toc127059_2443238718" text:style-name="Index_20_Link" text:visited-style-name="Index_20_Link">Progettazione</text:a></text:p>
          <text:p text:style-name="P12"><text:a xlink:type="simple" xlink:href="#__RefHeading__185428_1904530980" text:style-name="Index_20_Link" text:visited-style-name="Index_20_Link">Indicazioni complementari</text:a></text:p>
          <text:p text:style-name="P12"><text:a xlink:type="simple" xlink:href="#__RefHeading__25086_548516099" text:style-name="Index_20_Link" text:visited-style-name="Index_20_Link">Segnaletica</text:a></text:p>
          <text:p text:style-name="P12"><text:a xlink:type="simple" xlink:href="#__RefHeading__19874_1145707755" text:style-name="Index_20_Link" text:visited-style-name="Index_20_Link">Riferimenti</text:a></text:p>
        </text:index-body>
      </text:table-of-content>
      <text:p text:style-name="Standard"/>
      <text:h text:style-name="P26" text:outline-level="3"><text:bookmark-start text:name="__RefHeading__19872_1145707755"/>Premessa<text:bookmark-end text:name="__RefHeading__19872_1145707755"/></text:h>
      <text:list xml:id="list3378599749" text:style-name="EG_20_All_20_commi">
        <text:list-item text:start-value="1">
          <text:p text:style-name="P45">La presente misura antincendio ha come scopo l’individuazione dei presidi antincendio da installare nell’attività per:</text:p>
          <text:list>
            <text:list-item>
              <text:p text:style-name="Text_20_body">la protezione nei confronti di un <text:span text:style-name="Emphasis">principio di incendio</text:span>;</text:p>
            </text:list-item>
            <text:list-item>
              <text:p text:style-name="Text_20_body">la protezione manuale o automatica, finalizzata all’<text:span text:style-name="Emphasis">inibizione</text:span> o al <text:span text:style-name="Emphasis">controllo</text:span> dell’incendio;</text:p>
            </text:list-item>
            <text:list-item>
              <text:p text:style-name="Text_20_body">la protezione mediante completa <text:span text:style-name="Emphasis">estinzione</text:span> di un incendio.</text:p>
            </text:list-item>
          </text:list>
        </text:list-item>
        <text:list-item>
          <text:p text:style-name="Text_20_body">I presidi antincendio considerati sono gli estintori d’incendio ed i seguenti sistemi di protezione attiva contro l’incendio, di seguito denominati <text:span text:style-name="Emphasis">impianti</text:span>: la rete di idranti, gli impianti manuali o automatici di inibizione controllo o di estinzione, ad acqua e ad altri agenti estinguenti.</text:p>
        </text:list-item>
      </text:list>
      <text:h text:style-name="P25" text:outline-level="3"><text:bookmark-start text:name="__RefHeading__185396_1904530980"/>Livelli di prestazione<text:bookmark-end text:name="__RefHeading__185396_1904530980"/></text:h>
      <text:list xml:id="list120313950376111" text:continue-list="list3378599749" text:style-name="EG_20_All_20_commi">
        <text:list-item text:start-value="1">
          <text:p text:style-name="P35">La tabella <text:sequence-ref text:reference-format="value" text:ref-name="refTable0">S.6-1</text:sequence-ref><text:s/>riporta i livelli di prestazione attribuibili a<text:span text:style-name="T33">gli </text:span><text:span text:style-name="Emphasis"><text:span text:style-name="T33">ambiti</text:span></text:span> <text:span text:style-name="T33">dell’attività </text:span>per la presente misura antincendio.</text:p>
        </text:list-item>
      </text:list>
      <table:table table:name="Table54" table:style-name="Table54">
        <table:table-column table:style-name="Table54.A"/>
        <table:table-column table:style-name="Table54.B"/>
        <table:table-row table:style-name="TableLine94886769846448">
          <table:table-cell table:style-name="Table54.A1" office:value-type="string">
            <text:p text:style-name="P4">Livello di prestazione</text:p>
          </table:table-cell>
          <table:table-cell table:style-name="Table54.B1" office:value-type="string">
            <text:p text:style-name="P4">Descrizione</text:p>
          </table:table-cell>
        </table:table-row>
        <table:table-row table:style-name="TableLine94886770234624">
          <table:table-cell table:style-name="Table54.A2" office:value-type="string">
            <text:p text:style-name="P7">I</text:p>
          </table:table-cell>
          <table:table-cell table:style-name="Table54.B2" office:value-type="string">
            <text:p text:style-name="P5">Nessun requisito</text:p>
          </table:table-cell>
        </table:table-row>
        <table:table-row table:style-name="TableLine94886770180464">
          <table:table-cell table:style-name="Table54.A2" office:value-type="string">
            <text:p text:style-name="P7">II</text:p>
          </table:table-cell>
          <table:table-cell table:style-name="Table54.B2" office:value-type="string">
            <text:p text:style-name="P5">Estinzione di un principio di incendio</text:p>
          </table:table-cell>
        </table:table-row>
        <table:table-row table:style-name="TableLine94886770312432">
          <table:table-cell table:style-name="Table54.A2" office:value-type="string">
            <text:p text:style-name="P7">III</text:p>
          </table:table-cell>
          <table:table-cell table:style-name="Table54.B2" office:value-type="string">
            <text:p text:style-name="P5">Controllo o estinzione manuale dell’incendio</text:p>
          </table:table-cell>
        </table:table-row>
        <table:table-row table:style-name="TableLine94886770315104">
          <table:table-cell table:style-name="Table54.A2" office:value-type="string">
            <text:p text:style-name="P7">IV</text:p>
          </table:table-cell>
          <table:table-cell table:style-name="Table54.B2" office:value-type="string">
            <text:p text:style-name="P5">Inibizione, controllo o estinzione dell’incendio con sistemi automatici estes<text:span text:style-name="T5">i</text:span> a porzioni di attività</text:p>
          </table:table-cell>
        </table:table-row>
        <table:table-row table:style-name="TableLine94886770367376">
          <table:table-cell table:style-name="Table54.A2" office:value-type="string">
            <text:p text:style-name="P7">V</text:p>
          </table:table-cell>
          <table:table-cell table:style-name="Table54.B2" office:value-type="string">
            <text:p text:style-name="P5">Inibizione, controllo o estinzione dell’incendio con sistemi automatici estes<text:span text:style-name="T5">i</text:span> a tutta l’attività</text:p>
          </table:table-cell>
        </table:table-row>
      </table:table>
      <text:p text:style-name="P2">Tabella <text:sequence text:ref-name="refTable0" text:name="Table" text:formula="ooow:Table+1" style:num-format="1">S.6-1</text:sequence>: Livelli di prestazione</text:p>
      <text:h text:style-name="P27" text:outline-level="3"><text:bookmark-start text:name="__RefHeading__185398_1904530980"/>Criteri di attribuzione dei livelli di prestazione<text:bookmark-end text:name="__RefHeading__185398_1904530980"/></text:h>
      <text:list xml:id="list120314967555848" text:continue-list="list120313950376111" text:style-name="EG_20_All_20_commi">
        <text:list-item text:start-value="1">
          <text:p text:style-name="P35"><text:span text:style-name="T32">La</text:span> tabella <text:sequence-ref text:reference-format="value" text:ref-name="refTable1">S.6-2</text:sequence-ref> riporta i criteri <text:span text:style-name="Emphasis">generalmente accettati</text:span> per l’attribuzione dei singoli livelli di prestazione.</text:p>
        </text:list-item>
      </text:list>
      <table:table table:name="Table55" table:style-name="Table55">
        <table:table-column table:style-name="Table55.A"/>
        <table:table-column table:style-name="Table55.B"/>
        <table:table-row table:style-name="TableLine94886769221200">
          <table:table-cell table:style-name="Table55.A1" office:value-type="string">
            <text:p text:style-name="Table_20_Heading">Livello di prestazione</text:p>
          </table:table-cell>
          <table:table-cell table:style-name="Table55.B1" office:value-type="string">
            <text:p text:style-name="Table_20_Heading">Criteri di attribuzione</text:p>
          </table:table-cell>
        </table:table-row>
        <table:table-row table:style-name="TableLine94886770409840">
          <table:table-cell table:style-name="Table55.A5" office:value-type="string">
            <text:p text:style-name="Contenuto_20_tabella_20_centrato">I</text:p>
          </table:table-cell>
          <table:table-cell table:style-name="Table55.B2" office:value-type="string">
            <text:p text:style-name="Contenuto_20_tabella_20_lungo">Non ammesso nelle attività soggette</text:p>
          </table:table-cell>
        </table:table-row>
        <table:table-row table:style-name="TableLine94886770416656">
          <table:table-cell table:style-name="Table55.A5" office:value-type="string">
            <text:p text:style-name="Contenuto_20_tabella_20_centrato">II</text:p>
          </table:table-cell>
          <table:table-cell table:style-name="Table55.B3" office:value-type="string">
            <text:p text:style-name="Contenuto_20_tabella_20_lungo">Ambiti dove siano verificate <text:span text:style-name="Emphasis">tutte</text:span> le seguenti condizioni:</text:p>
            <text:list xml:id="list803214648" text:style-name="EG_20_Elenco_20_semplice">
              <text:list-item>
                <text:p text:style-name="P17">profili di rischio:</text:p>
                <text:list>
                  <text:list-item>
                    <text:p text:style-name="P17">R<text:span text:style-name="EG_20_Pedice">vita</text:span> compresi in A1, A2, B1, B2, Cii1, Cii2, Ciii1, Ciii2;</text:p>
                  </text:list-item>
                  <text:list-item>
                    <text:p text:style-name="P17">R<text:span text:style-name="EG_20_Pedice">beni</text:span> pari a 1, 2;</text:p>
                  </text:list-item>
                  <text:list-item>
                    <text:p text:style-name="P17"><text:span text:style-name="T6">R</text:span><text:span text:style-name="EG_20_Pedice"><text:span text:style-name="T6">ambiente</text:span></text:span><text:span text:style-name="T6"> non significativo;</text:span></text:p>
                  </text:list-item>
                </text:list>
              </text:list-item>
              <text:list-item>
                <text:p text:style-name="P17">tutti i piani dell’attività situati a quota compresa tra -5 m e 32 m;</text:p>
              </text:list-item>
              <text:list-item>
                <text:p text:style-name="P17">carico di incendio specifico q<text:span text:style-name="EG_20_Pedice">f</text:span> ≤ 600 MJ/m<text:span text:style-name="EG_20_Apice">2</text:span>;</text:p>
              </text:list-item>
              <text:list-item>
                <text:p text:style-name="P18"><text:span text:style-name="T48">per</text:span> compartiment<text:span text:style-name="T48">i</text:span> <text:span text:style-name="T48">con</text:span> q<text:span text:style-name="EG_20_Pedice">f</text:span> <text:span text:style-name="T48">&gt;</text:span> <text:span text:style-name="T48">2</text:span>00 MJ/m<text:span text:style-name="EG_20_Apice">2</text:span>: superficie lorda ≤ 4000 m<text:span text:style-name="EG_20_Apice">2</text:span>;</text:p>
              </text:list-item>
              <text:list-item>
                <text:p text:style-name="P18"><text:span text:style-name="T48">per</text:span> compartiment<text:span text:style-name="T48">i</text:span> <text:span text:style-name="T48">con</text:span> q<text:span text:style-name="EG_20_Pedice">f</text:span> ≤ <text:span text:style-name="T48">2</text:span>00 MJ/m<text:span text:style-name="EG_20_Apice">2</text:span>: superficie lorda <text:span text:style-name="T48">qualsiasi;</text:span></text:p>
              </text:list-item>
              <text:list-item>
                <text:p text:style-name="P17">non si detengono o trattano sostanze o miscele pericolose in quantità significative;</text:p>
              </text:list-item>
              <text:list-item>
                <text:p text:style-name="P17">non si effettuano lavorazioni pericolose ai fini dell’incendio.</text:p>
              </text:list-item>
            </text:list>
          </table:table-cell>
        </table:table-row>
        <table:table-row table:style-name="TableLine94886770407472">
          <table:table-cell table:style-name="Table55.A5" office:value-type="string">
            <text:p text:style-name="Contenuto_20_tabella_20_centrato">III</text:p>
          </table:table-cell>
          <table:table-cell table:style-name="Table55.B4" office:value-type="string">
            <text:p text:style-name="Contenuto_20_tabella_20_lungo">Ambiti non ricompresi negli altri criteri di attribuzione.</text:p>
          </table:table-cell>
        </table:table-row>
        <table:table-row table:style-name="TableLine94886770404544">
          <table:table-cell table:style-name="Table55.A5" office:value-type="string">
            <text:p text:style-name="Contenuto_20_tabella_20_centrato">IV</text:p>
          </table:table-cell>
          <table:table-cell table:style-name="Table55.B5" office:value-type="string">
            <text:p text:style-name="Contenuto_20_tabella_20_lungo">In relazione alle risultanze della valutazione del rischio nell’ambito e in ambiti limitrofi della stessa attività (es. ambiti di attività con elevato affollamento, ambiti di attività con geometria complessa o piani interrati, elevato carico di incendio specifico q<text:span text:style-name="EG_20_Pedice">f</text:span>, presenza di sostanze o miscele pericolose in quantità significative, presenza di lavorazioni pericolose ai fini dell’incendio, …).</text:p>
          </table:table-cell>
        </table:table-row>
        <table:table-row table:style-name="TableLine94886770408960">
          <table:table-cell table:style-name="Table55.A6" office:value-type="string">
            <text:p text:style-name="Contenuto_20_tabella_20_centrato">V</text:p>
          </table:table-cell>
          <table:table-cell table:style-name="Table55.B6" office:value-type="string">
            <text:p text:style-name="Contenuto_20_tabella_20_lungo">Su specifica richiesta del committente, previsti da capitolati tecnici di progetto, richiesti dalla autorità competente per costruzioni destinate ad attività di particolare importanza, previsti da regola tecnica verticale.</text:p>
          </table:table-cell>
        </table:table-row>
      </table:table>
      <text:p text:style-name="P2">Tabella <text:sequence text:ref-name="refTable1" text:name="Table" text:formula="ooow:Table+1" style:num-format="1">S.6-2</text:sequence>: Criteri di attribuzione dei livelli di prestazione</text:p>
      <text:h text:style-name="P28" text:outline-level="3"><text:bookmark-start text:name="__RefHeading___Toc9161_3412857142"/>Soluzioni progettuali<text:bookmark-end text:name="__RefHeading___Toc9161_3412857142"/></text:h>
      <text:list xml:id="list120313711678763" text:continue-list="list120314967555848" text:style-name="EG_20_All_20_commi">
        <text:list-item text:start-value="1">
          <text:p text:style-name="P39"><text:span text:style-name="T7">La presente misura antincendio è</text:span> progettat<text:span text:style-name="T7">a</text:span> <text:span text:style-name="T7">come segue:</text:span></text:p>
          <text:list>
            <text:list-item>
              <text:p text:style-name="P39"><text:span text:style-name="T7">in relazione alle risultanze della valutazione del rischio, si selezionano gli agenti estinguenti secondo le indicazioni del paragrafo </text:span><text:span text:style-name="T7"><text:bookmark-ref text:reference-format="number" text:ref-name="__RefHeading__185400_1904530980">S.6.5</text:bookmark-ref></text:span><text:span text:style-name="T7">;</text:span></text:p>
            </text:list-item>
            <text:list-item>
              <text:p text:style-name="P40">si dimensiona la protezione dell’intera attività o di suoi ambiti con uno o più approcci di cui ai paragrafi <text:bookmark-ref text:reference-format="number" text:ref-name="__RefHeading__185404_1904530980">S.6.6</text:bookmark-ref>, <text:bookmark-ref text:reference-format="number" text:ref-name="__RefHeading__185406_1904530980">S.6.7</text:bookmark-ref>, <text:bookmark-ref text:reference-format="number" text:ref-name="__RefHeading__185408_1904530980">S.6.8</text:bookmark-ref><text:s/>e <text:bookmark-ref text:reference-format="number" text:ref-name="__RefHeading__185412_1904530980">S.6.9</text:bookmark-ref>.</text:p>
            </text:list-item>
          </text:list>
        </text:list-item>
        <text:list-item>
          <text:p text:style-name="P41">Devono essere rispettate le indicazioni dei paragrafi <text:bookmark-ref text:reference-format="chapter" text:ref-name="__RefHeading__185428_1904530980">S.6.10</text:bookmark-ref> ed <text:bookmark-ref text:reference-format="chapter" text:ref-name="__RefHeading__25086_548516099">S.6.11</text:bookmark-ref> in merito alle indicazioni complementari ed alla segnaletica.</text:p>
        </text:list-item>
      </text:list>
      <text:h text:style-name="Heading_20_4" text:outline-level="4"><text:bookmark-start text:name="__RefHeading___Toc127039_2443238718"/>Soluzioni conformi per il livello di prestazione II<text:bookmark-end text:name="__RefHeading___Toc127039_2443238718"/></text:h>
      <text:list xml:id="list120313748095168" text:continue-list="list120313711678763" text:style-name="EG_20_All_20_commi">
        <text:list-item text:start-value="1">
          <text:p text:style-name="P34">Devono essere installati estintori d’incendio a protezione dell’<text:span text:style-name="Emphasis">intera attività</text:span>, secondo le indicazioni del paragrafo <text:bookmark-ref text:reference-format="chapter" text:ref-name="__RefHeading__185404_1904530980">S.6.6</text:bookmark-ref> ed, eventualmente, <text:bookmark-ref text:reference-format="number" text:ref-name="__RefHeading__185406_1904530980">S.6.7</text:bookmark-ref>.</text:p>
        </text:list-item>
      </text:list>
      <text:h text:style-name="P29" text:outline-level="4"><text:bookmark-start text:name="__RefHeading___Toc127041_2443238718"/>Soluzioni conformi per il livello di prestazione III<text:bookmark-end text:name="__RefHeading___Toc127041_2443238718"/></text:h>
      <text:list xml:id="list120314427233359" text:continue-list="list120313748095168" text:style-name="EG_20_All_20_commi">
        <text:list-item text:start-value="1">
          <text:p text:style-name="P36">Devono essere rispettate le prescrizioni del livello di prestazione II.</text:p>
        </text:list-item>
        <text:list-item>
          <text:p text:style-name="P36"><text:span text:style-name="T8">Deve essere installata una</text:span> <text:span text:style-name="Emphasis"><text:span text:style-name="T9">rete idranti</text:span></text:span><text:span text:style-name="T9"> (RI)</text:span> a protezione dell<text:span text:style-name="T4">’</text:span><text:span text:style-name="Emphasis">intera attività</text:span> o di <text:span text:style-name="Emphasis">singoli compartimenti</text:span> <text:span text:style-name="T10">in relazione</text:span> <text:span text:style-name="T11">al</text:span>le risultanze della valutazione del rischio, <text:span text:style-name="T10">secondo le indicazioni del paragrafo </text:span><text:span text:style-name="T10"><text:bookmark-ref text:reference-format="chapter" text:ref-name="__RefHeading__185408_1904530980">S.6.8</text:bookmark-ref></text:span><text:span text:style-name="T10">.</text:span></text:p>
        </text:list-item>
      </text:list>
      <text:h text:style-name="P29" text:outline-level="4"><text:bookmark-start text:name="__RefHeading___Toc127043_2443238718"/>Soluzioni conformi per il livello di prestazione IV<text:bookmark-end text:name="__RefHeading___Toc127043_2443238718"/></text:h>
      <text:list xml:id="list120313916631479" text:continue-list="list120314427233359" text:style-name="EG_20_All_20_commi">
        <text:list-item text:start-value="1">
          <text:p text:style-name="P42">Devono essere rispettate le prescrizioni del livello di prestazione III.</text:p>
        </text:list-item>
        <text:list-item>
          <text:p text:style-name="P36">Deve essere previsto un sistema automatico di inibizione, controllo o estinzione dell’incendio a protezione di <text:span text:style-name="Emphasis">ambiti dell’attività </text:span><text:span text:style-name="T10">in relazione</text:span> <text:span text:style-name="T11">al</text:span>le risultanze della valutazione del rischio, <text:span text:style-name="T10">secondo le indicazioni del paragrafo </text:span><text:span text:style-name="T10"><text:bookmark-ref text:reference-format="chapter" text:ref-name="__RefHeading__185412_1904530980">S.6.9</text:bookmark-ref></text:span><text:span text:style-name="T10"> per sistemi sprinkler o altre tipologie impiantistiche.</text:span></text:p>
        </text:list-item>
      </text:list>
      <text:h text:style-name="P29" text:outline-level="4"><text:bookmark-start text:name="__RefHeading___Toc127045_2443238718"/>Soluzioni conformi per il livello di prestazione V<text:bookmark-end text:name="__RefHeading___Toc127045_2443238718"/></text:h>
      <text:list xml:id="list120315008702219" text:continue-list="list120313916631479" text:style-name="EG_20_All_20_commi">
        <text:list-item text:start-value="1">
          <text:p text:style-name="P42">Devono essere rispettate le prescrizioni del livello di prestazione IV.</text:p>
        </text:list-item>
        <text:list-item>
          <text:p text:style-name="P42"><text:span text:style-name="T8">I</text:span>l sistema automatico di <text:span text:style-name="T12">inibizione, </text:span>controllo o estinzione dell’incendio deve essere <text:span text:style-name="T9">esteso</text:span> a protezione dell’i<text:span text:style-name="Emphasis">ntera attività.</text:span></text:p>
        </text:list-item>
      </text:list>
      <text:h text:style-name="P32" text:outline-level="4"><text:bookmark-start text:name="__RefHeading___Toc127047_2443238718"/>Soluzioni alternative<text:bookmark-end text:name="__RefHeading___Toc127047_2443238718"/></text:h>
      <text:list xml:id="list120315070953417" text:continue-list="list120315008702219" text:style-name="EG_20_All_20_commi">
        <text:list-item text:start-value="1">
          <text:p text:style-name="P42">Sono ammesse<text:span text:style-name="Emphasis"> soluzioni alternative</text:span> per tutti i livelli di prestazione.</text:p>
        </text:list-item>
        <text:list-item>
          <text:p text:style-name="P36">Al fine di dimostrare il raggiungimento del <text:span text:style-name="Emphasis">livello di prestazione</text:span>, il progettista deve impiegare uno dei metodi d<text:span text:style-name="T37">e</text:span>l paragrafo <text:reference-ref text:reference-format="chapter" text:ref-name="ch progettazione metodi">Error: Reference source not found</text:reference-ref>.</text:p>
        </text:list-item>
        <text:list-item>
          <text:p text:style-name="P36"><text:span text:style-name="T13">In tabella </text:span><text:span text:style-name="T13"><text:sequence-ref text:reference-format="value" text:ref-name="refTable2">S.6-3</text:sequence-ref></text:span><text:span text:style-name="T13"> sono riportate alcune modalità </text:span><text:span text:style-name="Emphasis"><text:span text:style-name="T14">generalmente accettate</text:span></text:span><text:span text:style-name="T14">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Table_20_Heading">Oggetto della soluzione</text:p>
          </table:table-cell>
          <table:table-cell table:style-name="Tabella1.B1" office:value-type="string">
            <text:p text:style-name="Table_20_Heading">Modalità progettuale</text:p>
          </table:table-cell>
        </table:table-row>
        <table:table-row table:style-name="Tabella1.1">
          <table:table-cell table:style-name="Tabella1.A2" office:value-type="string">
            <text:p text:style-name="P6">Reti di idranti (§ <text:bookmark-ref text:reference-format="number-all-superior" text:ref-name="__RefHeading__185408_1904530980">S.6.8</text:bookmark-ref>)</text:p>
          </table:table-cell>
          <table:table-cell table:style-name="Tabella1.B2" office:value-type="string">
            <text:p text:style-name="P8"><text:span text:style-name="T43">Si descriva</text:span> come gli incendi, specifici dell’ambito considerato, possa<text:span text:style-name="T38">no</text:span> essere controllat<text:span text:style-name="T38">i manualmente,</text:span> impiegando altre soluzioni impiantistiche o altre procedure operative.</text:p>
          </table:table-cell>
        </table:table-row>
        <table:table-row table:style-name="Tabella1.1">
          <table:table-cell table:style-name="Tabella1.A2" office:value-type="string">
            <text:p text:style-name="Table_20_Contents"><text:span text:style-name="T38">Sistemi automatici di inibizione, controllo o estinzione dell’incendio (§ </text:span><text:bookmark-ref text:reference-format="number-all-superior" text:ref-name="__RefHeading__185412_1904530980">S.6.9</text:bookmark-ref><text:span text:style-name="T38">)</text:span></text:p>
          </table:table-cell>
          <table:table-cell table:style-name="Tabella1.B2" office:value-type="string">
            <text:p text:style-name="P9"><text:span text:style-name="T43">Si descriva</text:span> come gli incendi, specifici dell’ambito considerato, possa<text:span text:style-name="T38">no</text:span> essere <text:span text:style-name="T38">inibiti, controllati o estinti automaticamente,</text:span> impiegando altre soluzioni impiantistiche o altre procedure operative.</text:p>
            <text:p text:style-name="P10">Ad esempio, qualora si abbia una configurazione non prevista dalla norma UNI EN 12845, il progettista può ricorrere alla NFPA 13.</text:p>
          </table:table-cell>
        </table:table-row>
      </table:table>
      <text:p text:style-name="P3">Tabella <text:sequence text:ref-name="refTable2" text:name="Table" text:formula="ooow:Table+1" style:num-format="1">S.6-3</text:sequence>: <text:span text:style-name="T15">Modalità progettuali per </text:span>soluzioni alternativ<text:span text:style-name="T16">e</text:span></text:p>
      <text:h text:style-name="P28" text:outline-level="3"><text:bookmark-start text:name="__RefHeading__185400_1904530980"/>Classificazione dei <text:span text:style-name="T17">fuochi</text:span> e d<text:span text:style-name="T17">egli agenti</text:span> estinguenti<text:bookmark-end text:name="__RefHeading__185400_1904530980"/></text:h>
      <text:list xml:id="list8061699987359547589" text:style-name="EG_20_All_20_commi">
        <text:list-item text:start-value="1">
          <text:p text:style-name="P34">Ai fini della selezione degli agenti estinguenti, i fuochi sono classificati come indicato nella tabella <text:sequence-ref text:reference-format="value" text:ref-name="refTable3">S.6-4</text:sequence-ref>. Questa classificazione è definita secondo la natura del combustibile e non prevede una classe particolare per gli incendi in presenza di un rischio dovuto all’elettricità.</text:p>
        </text:list-item>
        <text:list-item>
          <text:p text:style-name="P34">La tabella <text:sequence-ref text:reference-format="value" text:ref-name="refTable3">S.6-4</text:sequence-ref> riporta anche alcuni estinguenti idonei per ciascuna classe di incendio.</text:p>
        </text:list-item>
        <text:list-item>
          <text:p text:style-name="P34">Le classi di fuoco estinguibili dai dispositivi sono sempre indicate con appropriati <text:span text:style-name="Emphasis">pittogrammi</text:span> definiti dalla regola dell’arte.</text:p>
        </text:list-item>
        <text:list-item>
          <text:p text:style-name="P34">Nel caso di fuochi coinvolgenti impianti o apparecchiature elettriche sotto tensione, la scelta di estinguenti o mezzi di lotta contro l’incendio, deve essere effettuata a seguito di valutazione del rischio di elettrocuzione cui potrebbe essere sottoposto l’utilizzatore durante le operazioni di estinzione. La possibilità di utilizzare mezzi manuali di lotta all’incendio sulle apparecchiature elettriche sotto tensione, compresi i limiti di impiego, devono essere chiaramente indicati sulla etichettatura del mezzo manuale individuato.</text:p>
        </text:list-item>
      </text:list>
      <table:table table:name="Table56" table:style-name="Table56">
        <table:table-column table:style-name="Table56.A"/>
        <table:table-column table:style-name="Table56.B"/>
        <table:table-column table:style-name="Table56.C"/>
        <table:table-row table:style-name="TableLine94886770499840">
          <table:table-cell table:style-name="Table56.A1" office:value-type="string">
            <text:p text:style-name="Table_20_Heading">Classe di<text:line-break/>fuoco</text:p>
          </table:table-cell>
          <table:table-cell table:style-name="Table56.A1" office:value-type="string">
            <text:p text:style-name="Table_20_Heading">Descrizione</text:p>
          </table:table-cell>
          <table:table-cell table:style-name="Table56.C1" office:value-type="string">
            <text:p text:style-name="Table_20_Heading">Estinguente</text:p>
          </table:table-cell>
        </table:table-row>
        <table:table-row table:style-name="TableLine94886770533392">
          <table:table-cell table:style-name="Table56.A2" office:value-type="string">
            <text:p text:style-name="Contenuto_20_tabella_20_centrato">A</text:p>
          </table:table-cell>
          <table:table-cell table:style-name="Table56.A2" office:value-type="string">
            <text:p text:style-name="Table_20_Contents">Fuochi di materiali solidi, usualmente di natura organica, che portano alla formazione di braci</text:p>
          </table:table-cell>
          <table:table-cell table:style-name="Table56.C2" office:value-type="string">
            <text:p text:style-name="Contenuto_20_tabella_20_lungo">L’acqua, l’acqua con additivi per classe A, la schiuma e la polvere sono le sostanze estinguenti più comunemente utilizzate per tali fuochi.</text:p>
          </table:table-cell>
        </table:table-row>
        <table:table-row table:style-name="TableLine94886770535264">
          <table:table-cell table:style-name="Table56.A2" office:value-type="string">
            <text:p text:style-name="Contenuto_20_tabella_20_centrato">B</text:p>
          </table:table-cell>
          <table:table-cell table:style-name="Table56.A2" office:value-type="string">
            <text:p text:style-name="Table_20_Contents">Fuochi di materiali liquidi o solidi liquefacibili</text:p>
          </table:table-cell>
          <table:table-cell table:style-name="Table56.C2" office:value-type="string">
            <text:p text:style-name="Contenuto_20_tabella_20_lungo">Per questo tipo di fuochi gli estinguenti più comunemente utilizzati sono costituiti da acqua con additivi per classe B, schiuma, polvere e biossido di carbonio.</text:p>
          </table:table-cell>
        </table:table-row>
        <table:table-row table:style-name="TableLine94886770536080">
          <table:table-cell table:style-name="Table56.A2" office:value-type="string">
            <text:p text:style-name="Contenuto_20_tabella_20_centrato">C</text:p>
          </table:table-cell>
          <table:table-cell table:style-name="Table56.A2" office:value-type="string">
            <text:p text:style-name="Table_20_Contents">Fuochi di gas</text:p>
          </table:table-cell>
          <table:table-cell table:style-name="Table56.C2" office:value-type="string">
            <text:p text:style-name="Contenuto_20_tabella_20_lungo">L’intervento principale contro tali fuochi è quello di bloccare il flusso di gas chiudendo la valvola di intercettazione o otturando la falla. A tale proposito si richiama il fatto che esiste il rischio di esplosione se un incendio di gas viene estinto prima di intercettare il flusso del gas.</text:p>
          </table:table-cell>
        </table:table-row>
        <table:table-row table:style-name="TableLine94886770536944">
          <table:table-cell table:style-name="Table56.A2" office:value-type="string">
            <text:p text:style-name="Contenuto_20_tabella_20_centrato">D</text:p>
          </table:table-cell>
          <table:table-cell table:style-name="Table56.A2" office:value-type="string">
            <text:p text:style-name="Table_20_Contents">Fuochi di metalli</text:p>
          </table:table-cell>
          <table:table-cell table:style-name="Table56.C2" office:value-type="string">
            <text:p text:style-name="Contenuto_20_tabella_20_lungo">Nessuno degli estinguenti normalmente utilizzati per i fuochi di classe A e B è idoneo per fuochi di sostanze metalliche che bruciano (alluminio, magnesio, potassio, sodio). In tali condizioni occorre utilizzare delle polveri speciali ed operare con personale specificamente addestrato.</text:p>
          </table:table-cell>
        </table:table-row>
        <table:table-row table:style-name="TableLine94886770537840">
          <table:table-cell table:style-name="Table56.A2" office:value-type="string">
            <text:p text:style-name="Contenuto_20_tabella_20_centrato">F</text:p>
          </table:table-cell>
          <table:table-cell table:style-name="Table56.A2" office:value-type="string">
            <text:p text:style-name="Table_20_Contents">Fuochi che interessano mezzi di cottura (oli e grassi vegetali o animali) in apparecchi di cottura</text:p>
          </table:table-cell>
          <table:table-cell table:style-name="Table56.C2" office:value-type="string">
            <text:p text:style-name="Contenuto_20_tabella_20_lungo">Gli estinguenti per fuochi di classe F spengono principalmente per azione chimica intervenendo sui prodotti intermedi della combustione di olii vegetali o animali. Gli estintori idonei per la classe F hanno superato positivamente la prova dielettrica. L’utilizzo di estintori a polvere e di estintori a biossido di carbonio contro fuochi di classe F è considerato pericoloso.</text:p>
          </table:table-cell>
        </table:table-row>
      </table:table>
      <text:p text:style-name="P2">Tabella <text:sequence text:ref-name="refTable3" text:name="Table" text:formula="ooow:Table+1" style:num-format="1">S.6-4</text:sequence>: Classi d<text:span text:style-name="T17">ei fuochi</text:span> secondo la norma europea EN 2 <text:span text:style-name="T18">ed agenti estinguenti</text:span></text:p>
      <text:h text:style-name="P28" text:outline-level="3"><text:bookmark-start text:name="__RefHeading__185404_1904530980"/>Estintori d<text:span text:style-name="T3">’</text:span>incendio<text:bookmark-end text:name="__RefHeading__185404_1904530980"/></text:h>
      <text:h text:style-name="P29" text:outline-level="4"><text:bookmark-start text:name="__RefHeading___Toc127049_2443238718"/>Caratteristiche<text:bookmark-end text:name="__RefHeading___Toc127049_2443238718"/></text:h>
      <text:list xml:id="list120315309787620" text:continue-list="list8061699987359547589" text:style-name="EG_20_All_20_commi">
        <text:list-item text:start-value="1">
          <text:p text:style-name="P34">L’estintore è un presidio di base complementare alle altre misure di protezione attiva e di sicurezza in caso d’incendio.</text:p>
        </text:list-item>
        <text:list-item>
          <text:p text:style-name="P34">La capacità estinguente di un estintore, determinata sperimentalmente, ne indica la prestazione antincendio convenzionale.</text:p>
        </text:list-item>
        <text:list-item>
          <text:p text:style-name="P34">L’impiego di un estintore è riferibile solo ad un principio d’incendio e l’entità della capacità estinguente ad esso associata fornisce un grado comparativo della semplicità nelle operazioni di estinzione.</text:p>
        </text:list-item>
        <text:list-item>
          <text:p text:style-name="P34">Ulteriori aspetti che contraddistinguono gli estintori utili alla valutazione del rischio sono: il peso o la capacità, connessi alla carica di estinguente, la dielettricità del getto, connessa alla natura dell’estinguente. Informazioni su caratteristiche usualmente indesiderate del getto, come tossicità, residui e temperature pericolose, completano il quadro necessario per l’individuazione dell’estintore più appropriato.</text:p>
        </text:list-item>
        <text:list-item>
          <text:p text:style-name="P34">La carica degli estintori non può essere superiore a 6 kg o 6 litri; estintori con cariche superiori sono utilizzabili solo negli ambienti destinati ad attività di processo non accessibili al pubblico se non permanentemente accompagnato.</text:p>
        </text:list-item>
        <text:list-item>
          <text:p text:style-name="P34">Gli estintori idonei per solventi polari riportano sull’etichetta l’espressione “<text:span text:style-name="Emphasis">adatti anche per l’uso su solventi polari</text:span>”, immediatamente al di sotto dei pittogrammi rappresentanti i tipi di incendio.</text:p>
        </text:list-item>
      </text:list>
      <text:list xml:id="list2163759388" text:style-name="EG_20_All_20_nota_20_auto">
        <text:list-item>
          <text:p text:style-name="EG_20_Nota">Ad esempio, l’acetone è un solvente polare.</text:p>
        </text:list-item>
      </text:list>
      <text:list xml:id="list120314656366954" text:continue-list="list120315309787620" text:style-name="EG_20_All_20_commi">
        <text:list-item>
          <text:p text:style-name="P34">Gli estintori a polvere e gli estintori a biossido di carbonio (CO<text:span text:style-name="EG_20_Pedice">2</text:span>) sono considerati idonei per l’intervento sui solventi polari.</text:p>
        </text:list-item>
      </text:list>
      <text:h text:style-name="P30" text:outline-level="4"><text:bookmark-start text:name="__RefHeading___Toc127051_2443238718"/>Progettazione<text:bookmark-end text:name="__RefHeading___Toc127051_2443238718"/></text:h>
      <text:list xml:id="list120315169478007" text:continue-list="list120315070953417" text:style-name="EG_20_All_20_commi">
        <text:list-item text:start-value="1">
          <text:p text:style-name="P43">La tipologia degli estintori installati deve essere selezionata sulla base della valutazione del rischio <text:span text:style-name="T5">e</text:span>, in particolare:</text:p>
          <text:list>
            <text:list-item>
              <text:p text:style-name="P44">in riferimento alle classi di <text:span text:style-name="T5">fuoco</text:span> di cui alla tabella <text:sequence-ref text:reference-format="value" text:ref-name="refTable3">S.6-4</text:sequence-ref> (es. estintori per classe A, estintori polivalenti per classi AB, estintori <text:span text:style-name="T20">per la</text:span> classe F, …);</text:p>
            </text:list-item>
            <text:list-item>
              <text:p text:style-name="P44">tenendo conto degli effetti causati sugli occupanti dall’erogazione dell’agente estinguente e, qualora richiesto, anche degli effetti causati sui beni protetti (ad esempio apparecchiature elettromedicali, dispositivi elettronici, libri antichi o opere d’arte, <text:span text:style-name="T20">beni tutelati, </text:span>…).</text:p>
            </text:list-item>
            <text:list-item>
              <text:p text:style-name="P44">nei luoghi chiusi, nei confronti dei principi di incendio di classe A o classe B, è opportuno l’utilizzo di estintori a base d’acqua (estintori idrici).</text:p>
            </text:list-item>
          </text:list>
        </text:list-item>
      </text:list>
      <text:list xml:id="list120314462774185" text:continue-list="list2163759388" text:style-name="EG_20_All_20_nota_20_auto">
        <text:list-item>
          <text:p text:style-name="P19">L’<text:span text:style-name="T21">impiego </text:span>di estintori a polvere in luoghi chiusi causa, <text:span text:style-name="T21">generalmente,</text:span> un’improvvisa riduzione della visibilità <text:span text:style-name="T21">che potrebbe compromettere l’orientamento degli occupanti durante l’esodo in emergenza </text:span>o altre <text:span text:style-name="T21">operazioni di messa in sicurezza; inoltre la polvere potrebbe causare irritazioni sulla pelle e sulle mucose degli occupanti.</text:span></text:p>
        </text:list-item>
      </text:list>
      <text:list xml:id="list120313825762946" text:continue-list="list120315169478007" text:style-name="EG_20_All_20_commi">
        <text:list-item>
          <text:p text:style-name="P42">Gli estintori devono essere sempre disponibili per l’uso immediato, pertanto devono essere collocati:</text:p>
          <text:list>
            <text:list-item>
              <text:p text:style-name="P42">in posizione facilmente visibile e raggiungibile, lungo i percorsi d’esodo in prossimità delle uscite d<text:span text:style-name="T22">ei locali, di</text:span> piano o finali,</text:p>
            </text:list-item>
            <text:list-item>
              <text:p text:style-name="P36">in prossimità delle aree a rischio specifico.</text:p>
            </text:list-item>
          </text:list>
        </text:list-item>
        <text:list-item>
          <text:p text:style-name="P42"><text:soft-page-break/>Per consentire a tutti gli occupanti di <text:span text:style-name="T39">impiegare </text:span>gli estintori per <text:span text:style-name="T39">rispondere immediatamente </text:span>ad un principio di incendio, <text:span text:style-name="T39">le impugnature dei</text:span> presidi manuali <text:span text:style-name="T39">dovrebbero essere collocate </text:span>ad <text:span text:style-name="T36">una quota</text:span> <text:span text:style-name="T39">pari a circa 110 cm dal piano di calpestio.</text:span></text:p>
        </text:list-item>
        <text:list-item>
          <text:p text:style-name="P42">Gli estintori che richiedono competenze particolari per il loro impiego devono essere segnalati in modo da poter essere impiegati solo da personale specificamente addestrato.</text:p>
        </text:list-item>
      </text:list>
      <text:list xml:id="list120314003053922" text:continue-list="list120314462774185" text:style-name="EG_20_All_20_nota_20_auto">
        <text:list-item>
          <text:p text:style-name="P21">Ad esempio: <text:span text:style-name="T34">estintori per fuochi di classe D, estintori carrellati, …</text:span></text:p>
        </text:list-item>
      </text:list>
      <text:list xml:id="list120314449372608" text:continue-list="list120313825762946" text:style-name="EG_20_All_20_commi">
        <text:list-item>
          <text:p text:style-name="P42">Laddove sia necessario installare estintori efficaci per più classi di fuoco, <text:span text:style-name="T33">è preferibile utilizzare estintori polivalenti;</text:span> si raccomanda di minimizzare il numero di tipi diversi di estintori, nel rispetto delle massime distanze da percorrere.</text:p>
        </text:list-item>
      </text:list>
      <text:list xml:id="list120314894049698" text:continue-list="list120314003053922" text:style-name="EG_20_All_20_nota_20_auto">
        <text:list-item>
          <text:p text:style-name="P22">Ad esempio, nel caso in cui non vi sia la possibilità di <text:span text:style-name="T5">impiegare </text:span>estintori polivalenti.</text:p>
        </text:list-item>
      </text:list>
      <text:list xml:id="list120315636641763" text:continue-list="list120314449372608" text:style-name="EG_20_All_20_commi">
        <text:list-item>
          <text:p text:style-name="P36">Negli ambiti protetti con sistema automatico di inibizione, controllo o estinzione dell’incendio in cui sia prevista esclusivamente presenza occasionale e di breve durata di personale addetto (es. magazzini automatizzati, <text:span text:style-name="T4">…</text:span>), <text:span text:style-name="T23">è</text:span> necessario prevedere estintori <text:span text:style-name="T24">esclusivamente</text:span> in prossimità degli accessi a tali ambiti.</text:p>
        </text:list-item>
      </text:list>
      <text:h text:style-name="P33" text:outline-level="5">Estintori di classe A</text:h>
      <text:list xml:id="list120314427738559" text:continue-list="list120315636641763" text:style-name="EG_20_All_20_commi">
        <text:list-item text:start-value="1">
          <text:p text:style-name="P42">Il numero, la capacità estinguente e la posizione degli estintori di classe A sono determinati nel rispetto delle prescrizioni indicate nei seguenti <text:span text:style-name="T22">punti</text:span>.</text:p>
        </text:list-item>
        <text:list-item>
          <text:p text:style-name="P42">La protezione con estintori di classe A deve essere estesa all’intera attività.</text:p>
        </text:list-item>
        <text:list-item>
          <text:p text:style-name="P42">In ciascun piano, soppalco o compartimento, in funzione del profilo di rischio R<text:span text:style-name="EG_20_Pedice">vita</text:span> <text:span text:style-name="T22">di riferimento</text:span>, deve essere installato un numero di estintori di classe A nel rispetto della distanza massima di raggiuntamento indicata nella tabella <text:sequence-ref text:reference-format="value" text:ref-name="refTable4">S.6-5</text:sequence-ref>.</text:p>
        </text:list-item>
        <text:list-item>
          <text:p text:style-name="P42">Deve essere installato almeno un estintore di classe A per piano, soppalco o compartimento.</text:p>
        </text:list-item>
      </text:list>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Table_20_Heading">Profilo di rischio R<text:span text:style-name="EG_20_Pedice">vita</text:span></text:p>
          </table:table-cell>
          <table:table-cell table:style-name="Table2.A1" office:value-type="string">
            <text:p text:style-name="Table_20_Heading">Max distanza di<text:line-break/>raggiungimento</text:p>
          </table:table-cell>
          <table:table-cell table:style-name="Table2.A1" office:value-type="string">
            <text:p text:style-name="Table_20_Heading">Minima<text:line-break/>capacità estinguente</text:p>
          </table:table-cell>
          <table:table-cell table:style-name="Table2.D1" office:value-type="string">
            <text:p text:style-name="Table_20_Heading">Minima<text:line-break/>carica nominale</text:p>
          </table:table-cell>
        </table:table-row>
        <table:table-row table:style-name="Table2.2">
          <table:table-cell table:style-name="Table2.A2" office:value-type="string">
            <text:p text:style-name="Contenuto_20_tabella_20_centrato">A1, A2</text:p>
          </table:table-cell>
          <table:table-cell table:style-name="Table2.B2" office:value-type="string">
            <text:p text:style-name="Contenuto_20_tabella_20_centrato">40 <text:span text:style-name="T44">m</text:span></text:p>
          </table:table-cell>
          <table:table-cell table:style-name="Table2.B2" office:value-type="string">
            <text:p text:style-name="Contenuto_20_tabella_20_centrato">13 A</text:p>
          </table:table-cell>
          <table:table-cell table:style-name="Table2.D4" table:number-rows-spanned="3" office:value-type="string">
            <text:p text:style-name="Contenuto_20_tabella_20_centrato">6 litri o 6 kg</text:p>
          </table:table-cell>
        </table:table-row>
        <table:table-row table:style-name="Table2.3">
          <table:table-cell table:style-name="Table2.A3" office:value-type="string">
            <text:p text:style-name="Contenuto_20_tabella_20_centrato">A3, B1, B2, C1, C2, D1, D2, E1, E2</text:p>
          </table:table-cell>
          <table:table-cell table:style-name="Table2.B2" office:value-type="string">
            <text:p text:style-name="Contenuto_20_tabella_20_centrato">30 <text:span text:style-name="T44">m</text:span></text:p>
          </table:table-cell>
          <table:table-cell table:style-name="Table2.B2" office:value-type="string">
            <text:p text:style-name="Contenuto_20_tabella_20_centrato">21 A</text:p>
          </table:table-cell>
          <table:covered-table-cell/>
        </table:table-row>
        <table:table-row table:style-name="TableLine94886770628912">
          <table:table-cell table:style-name="Table2.A4" office:value-type="string">
            <text:p text:style-name="Contenuto_20_tabella_20_centrato">A4, B3, C3, E3</text:p>
          </table:table-cell>
          <table:table-cell table:style-name="Table2.B4" office:value-type="string">
            <text:p text:style-name="Contenuto_20_tabella_20_centrato">20 <text:span text:style-name="T44">m</text:span></text:p>
          </table:table-cell>
          <table:table-cell table:style-name="Table2.C4" office:value-type="string">
            <text:p text:style-name="Contenuto_20_tabella_20_centrato">27 A</text:p>
          </table:table-cell>
          <table:covered-table-cell/>
        </table:table-row>
      </table:table>
      <text:p text:style-name="P2">Tabella <text:sequence text:ref-name="refTable4" text:name="Table" text:formula="ooow:Table+1" style:num-format="1">S.6-5</text:sequence>: Criteri per l’installazione degli estintori di classe A</text:p>
      <text:h text:style-name="P33" text:outline-level="5">Estintori di classe B</text:h>
      <text:list xml:id="list120313876037823" text:continue-list="list120314427738559" text:style-name="EG_20_All_20_commi">
        <text:list-item text:start-value="1">
          <text:p text:style-name="P42">Il numero, la capacità estinguente e la posizione degli estintori di classe B sono determinati nel rispetto delle prescrizioni indicate nei <text:span text:style-name="T25">seguenti </text:span>punti.</text:p>
        </text:list-item>
        <text:list-item>
          <text:p text:style-name="P42">La protezione con estintori di classe B può essere limitata ai compartimenti ove tale tipo di rischio è presente.</text:p>
        </text:list-item>
        <text:list-item>
          <text:p text:style-name="P42">La capacità estinguente ed il numero degli estintori di classe B è determinata in funzione della quantità di liquidi infiammabili stoccati o in lavorazione in ciascun piano, soppalco o compartimento come indicato nella tabella <text:sequence-ref text:reference-format="value" text:ref-name="refTable5">S.6-6</text:sequence-ref></text:p>
        </text:list-item>
        <text:list-item>
          <text:p text:style-name="P42">Gli estintori devono essere idoneamente posizionati a distanza <text:span text:style-name="T45">≤</text:span><text:span text:style-name="T46"> </text:span>15 m dalle sorgenti di rischio.</text:p>
        </text:list-item>
        <text:list-item>
          <text:p text:style-name="P42">Laddove fosse necessaria un’elevata capacità estinguente, si possono impiegare anche estintori carrellati <text:span text:style-name="T26">secondo le indicazioni del paragrafo </text:span><text:span text:style-name="T26"><text:bookmark-ref text:reference-format="chapter" text:ref-name="__RefHeading__185406_1904530980">S.6.7</text:bookmark-ref></text:span><text:span text:style-name="T26">.</text:span></text:p>
        </text:list-item>
        <text:list-item>
          <text:p text:style-name="P37"><text:soft-page-break/>Nel caso di piani, soppalchi o compartimenti nei quali non siano presenti liquidi infiammabili stoccati o in lavorazione, ma dove è possibile prevedere un principio di incendio di classe B dovuto a solidi liquefattibili (es. cera, paraffina, materiale plastico liquefa<text:span text:style-name="T5">c</text:span>ibile, <text:span text:style-name="T4">…</text:span>), gli estintori installati per il principio di incendio di classe A secondo la tabella <text:sequence-ref text:reference-format="value" text:ref-name="refTable4">S.6-5</text:sequence-ref> devono possedere ciascuno anche una capacità estinguente non inferiore <text:span text:style-name="T50">alla</text:span> classe 89 B.</text:p>
        </text:list-item>
      </text:list>
      <text:list xml:id="list120315652801033" text:continue-list="list120314894049698" text:style-name="EG_20_All_20_nota_20_auto">
        <text:list-item>
          <text:p text:style-name="P19">I materiali plastici che bruciando formano braci sono classificati fuochi di classe A</text:p>
        </text:list-item>
      </text:list>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Quantità di liquido infiammabile<text:line-break/>stoccato o in lavorazione L</text:p>
          </table:table-cell>
          <table:table-cell table:style-name="Table3.A1" office:value-type="string">
            <text:p text:style-name="Table_20_Heading">Minima<text:line-break/>capacità estinguente</text:p>
          </table:table-cell>
          <table:table-cell table:style-name="Table3.A1" office:value-type="string">
            <text:p text:style-name="Table_20_Heading">Numero<text:line-break/>di <text:span text:style-name="T44">e</text:span>stintori</text:p>
          </table:table-cell>
          <table:table-cell table:style-name="Table3.D1" office:value-type="string">
            <text:p text:style-name="Table_20_Heading">Minima<text:line-break/>carica nominale</text:p>
          </table:table-cell>
        </table:table-row>
        <table:table-row table:style-name="TableLine94886770667392">
          <table:table-cell table:style-name="Table3.A2" office:value-type="string">
            <text:p text:style-name="Contenuto_20_tabella_20_centrato">L ≤ 50 <text:span text:style-name="T44">litri</text:span></text:p>
          </table:table-cell>
          <table:table-cell table:style-name="Table3.B2" office:value-type="string">
            <text:p text:style-name="Contenuto_20_tabella_20_centrato">70 B</text:p>
          </table:table-cell>
          <table:table-cell table:style-name="Table3.C2" office:value-type="string">
            <text:p text:style-name="Contenuto_20_tabella_20_centrato">1</text:p>
          </table:table-cell>
          <table:table-cell table:style-name="Table3.D3" table:number-rows-spanned="2" office:value-type="string">
            <text:p text:style-name="Contenuto_20_tabella_20_centrato">4 kg o 3 litri,<text:line-break/>5 kg se a CO2</text:p>
          </table:table-cell>
        </table:table-row>
        <table:table-row table:style-name="TableLine94886770669920">
          <table:table-cell table:style-name="Table3.A3" office:value-type="string">
            <text:p text:style-name="Contenuto_20_tabella_20_centrato">50 &lt; L ≤ 100 <text:span text:style-name="T44">litri</text:span></text:p>
          </table:table-cell>
          <table:table-cell table:style-name="Table3.B3" office:value-type="string">
            <text:p text:style-name="Contenuto_20_tabella_20_centrato">89 B</text:p>
          </table:table-cell>
          <table:table-cell table:style-name="Table3.C3" office:value-type="string">
            <text:p text:style-name="Contenuto_20_tabella_20_centrato">2</text:p>
          </table:table-cell>
          <table:covered-table-cell/>
        </table:table-row>
        <table:table-row table:style-name="TableLine94886770672640">
          <table:table-cell table:style-name="Table3.A5" table:number-rows-spanned="2" office:value-type="string">
            <text:p text:style-name="Contenuto_20_tabella_20_centrato">100 &lt; L ≤ 200 <text:span text:style-name="T44">litri</text:span></text:p>
          </table:table-cell>
          <table:table-cell table:style-name="Table3.B4" office:value-type="string">
            <text:p text:style-name="Contenuto_20_tabella_20_centrato">113 B</text:p>
          </table:table-cell>
          <table:table-cell table:style-name="Table3.C4" office:value-type="string">
            <text:p text:style-name="Contenuto_20_tabella_20_centrato">3</text:p>
          </table:table-cell>
          <table:table-cell table:style-name="Table3.D6" table:number-rows-spanned="3" office:value-type="string">
            <text:p text:style-name="Contenuto_20_tabella_20_centrato">6 kg o 6 litri</text:p>
          </table:table-cell>
        </table:table-row>
        <table:table-row table:style-name="TableLine94886770675856">
          <table:covered-table-cell/>
          <table:table-cell table:style-name="Table3.B5" office:value-type="string">
            <text:p text:style-name="Contenuto_20_tabella_20_centrato">144 B</text:p>
          </table:table-cell>
          <table:table-cell table:style-name="Table3.C5" office:value-type="string">
            <text:p text:style-name="Contenuto_20_tabella_20_centrato">2</text:p>
          </table:table-cell>
          <table:covered-table-cell/>
        </table:table-row>
        <table:table-row table:style-name="TableLine94886770679232">
          <table:table-cell table:style-name="Table3.A6" office:value-type="string">
            <text:p text:style-name="Contenuto_20_tabella_20_centrato">L ≥ 200 <text:span text:style-name="T44">litri</text:span></text:p>
          </table:table-cell>
          <table:table-cell table:style-name="Table3.B6" office:value-type="string">
            <text:p text:style-name="Contenuto_20_tabella_20_centrato">233 B</text:p>
          </table:table-cell>
          <table:table-cell table:style-name="Table3.C6" office:value-type="string">
            <text:p text:style-name="Contenuto_20_tabella_20_centrato">≥ 3 [1]</text:p>
          </table:table-cell>
          <table:covered-table-cell/>
        </table:table-row>
        <table:table-row table:style-name="TableLine94886770682496">
          <table:table-cell table:style-name="Table3.A7" table:number-columns-spanned="4" office:value-type="string">
            <text:p text:style-name="Contenuto_20_tabella_20_lungo">[1] Il numero deve essere determinato sulla base della valutazione del rischio, tenendo conto della quantità e della tipologia di liquido infiammabile stoccato o in lavorazione, della geometria dei contenitori e della superficie esposta; in queste circostanze è preferibile prevedere anche l’installazione di estintori carrellati.</text:p>
          </table:table-cell>
          <table:covered-table-cell/>
          <table:covered-table-cell/>
          <table:covered-table-cell/>
        </table:table-row>
      </table:table>
      <text:p text:style-name="P2">Tabella <text:sequence text:ref-name="refTable5" text:name="Table" text:formula="ooow:Table+1" style:num-format="1">S.6-6</text:sequence>: Criterio per l’installazione degli estintori di classe B</text:p>
      <text:h text:style-name="P33" text:outline-level="5">Estintori di classe F</text:h>
      <text:list xml:id="list120315052107003" text:continue-list="list120313876037823" text:style-name="EG_20_All_20_commi">
        <text:list-item text:start-value="1">
          <text:p text:style-name="P42">Gli estintori di classe F devono essere installati <text:span text:style-name="T33">negli ambiti dell’</text:span>attività nel rispetto dei requisiti minimi di cui alla tabella <text:sequence-ref text:reference-format="value" text:ref-name="refTable6">S.6-7</text:sequence-ref>.</text:p>
        </text:list-item>
      </text:list>
      <text:list xml:id="list120314089532235" text:continue-list="list120315652801033" text:style-name="EG_20_All_20_nota_20_auto">
        <text:list-item>
          <text:p text:style-name="P19">Per la protezione della apparecchiature di cottura si può fare riferimento anche alla norma UNI 11198 “<text:span text:style-name="Emphasis">Impianti di estinzione che utilizzano agenti estinguenti liquidi per la protezione antincendio nelle cucine di ristorazione - Proprietà fisiche, progettazione dell’impianto e metodi di prova - Requisiti generali</text:span>”.</text:p>
        </text:list-item>
      </text:list>
      <text:list xml:id="list120315405502226" text:continue-list="list120315052107003" text:style-name="EG_20_All_20_commi">
        <text:list-item>
          <text:p text:style-name="P42">Gli estintori <text:span text:style-name="T27">di</text:span> classe F devono essere installati in prossimità della superficie di cottura protetta.</text:p>
        </text:list-item>
      </text:list>
      <table:table table:name="Table4" table:style-name="Table4">
        <table:table-column table:style-name="Table4.A"/>
        <table:table-column table:style-name="Table4.B"/>
        <table:table-row table:style-name="TableLine94886770686896">
          <table:table-cell table:style-name="Table4.A1" office:value-type="string">
            <text:p text:style-name="Table_20_Heading">Estintori da installare</text:p>
          </table:table-cell>
          <table:table-cell table:style-name="Table4.B1" office:value-type="string">
            <text:p text:style-name="Table_20_Heading">Superficie di cottura protetta [1]</text:p>
          </table:table-cell>
        </table:table-row>
        <table:table-row table:style-name="TableLine94886770369712">
          <table:table-cell table:style-name="Table4.A12" office:value-type="string">
            <text:p text:style-name="Contenuto_20_tabella_20_centrato">n°1 estintore 5 F</text:p>
          </table:table-cell>
          <table:table-cell table:style-name="Table4.B12" office:value-type="string">
            <text:p text:style-name="Contenuto_20_tabella_20_centrato">0,05 m<text:span text:style-name="EG_20_Apice">2</text:span></text:p>
          </table:table-cell>
        </table:table-row>
        <table:table-row table:style-name="TableLine94886768884496">
          <table:table-cell table:style-name="Table4.A12" office:value-type="string">
            <text:p text:style-name="Contenuto_20_tabella_20_centrato">n°1 estintore 25 F</text:p>
          </table:table-cell>
          <table:table-cell table:style-name="Table4.B12" office:value-type="string">
            <text:p text:style-name="Contenuto_20_tabella_20_centrato">0,11 m<text:span text:style-name="EG_20_Apice">2</text:span></text:p>
          </table:table-cell>
        </table:table-row>
        <table:table-row table:style-name="TableLine94886770357312">
          <table:table-cell table:style-name="Table4.A12" office:value-type="string">
            <text:p text:style-name="Contenuto_20_tabella_20_centrato">n°1 estintore 40 F</text:p>
          </table:table-cell>
          <table:table-cell table:style-name="Table4.B12" office:value-type="string">
            <text:p text:style-name="Contenuto_20_tabella_20_centrato">0,18 m<text:span text:style-name="EG_20_Apice">2</text:span></text:p>
          </table:table-cell>
        </table:table-row>
        <table:table-row table:style-name="TableLine94886770708384">
          <table:table-cell table:style-name="Table4.A12" office:value-type="string">
            <text:p text:style-name="Contenuto_20_tabella_20_centrato">n°2 estintori 25 F</text:p>
          </table:table-cell>
          <table:table-cell table:style-name="Table4.B12" office:value-type="string">
            <text:p text:style-name="Contenuto_20_tabella_20_centrato">0,30 m<text:span text:style-name="EG_20_Apice">2</text:span></text:p>
          </table:table-cell>
        </table:table-row>
        <table:table-row table:style-name="TableLine94886770721120">
          <table:table-cell table:style-name="Table4.A12" office:value-type="string">
            <text:p text:style-name="Contenuto_20_tabella_20_centrato">n°1 estintore 75 F</text:p>
          </table:table-cell>
          <table:table-cell table:style-name="Table4.B12" office:value-type="string">
            <text:p text:style-name="Contenuto_20_tabella_20_centrato">0,33 m<text:span text:style-name="EG_20_Apice">2</text:span></text:p>
          </table:table-cell>
        </table:table-row>
        <table:table-row table:style-name="TableLine94886770722064">
          <table:table-cell table:style-name="Table4.A12" office:value-type="string">
            <text:p text:style-name="Contenuto_20_tabella_20_centrato">n°1 estintore 25 F, n°1 estintore 40 F</text:p>
          </table:table-cell>
          <table:table-cell table:style-name="Table4.B12" office:value-type="string">
            <text:p text:style-name="Contenuto_20_tabella_20_centrato">0,39 m<text:span text:style-name="EG_20_Apice">2</text:span></text:p>
          </table:table-cell>
        </table:table-row>
        <table:table-row table:style-name="TableLine94886770723008">
          <table:table-cell table:style-name="Table4.A12" office:value-type="string">
            <text:p text:style-name="Contenuto_20_tabella_20_centrato">n°2 estintori 40 F</text:p>
          </table:table-cell>
          <table:table-cell table:style-name="Table4.B12" office:value-type="string">
            <text:p text:style-name="Contenuto_20_tabella_20_centrato">0,49 m<text:span text:style-name="EG_20_Apice">2</text:span></text:p>
          </table:table-cell>
        </table:table-row>
        <table:table-row table:style-name="TableLine94886770723952">
          <table:table-cell table:style-name="Table4.A12" office:value-type="string">
            <text:p text:style-name="Contenuto_20_tabella_20_centrato">n°1 estintore 5 F, n°1 estintore 75 F</text:p>
          </table:table-cell>
          <table:table-cell table:style-name="Table4.B12" office:value-type="string">
            <text:p text:style-name="Contenuto_20_tabella_20_centrato">0,51 m<text:span text:style-name="EG_20_Apice">2</text:span></text:p>
          </table:table-cell>
        </table:table-row>
        <table:table-row table:style-name="TableLine94886770725168">
          <table:table-cell table:style-name="Table4.A12" office:value-type="string">
            <text:p text:style-name="Contenuto_20_tabella_20_centrato">n°1 estintore 25 F, n°1 estintore 75 F</text:p>
          </table:table-cell>
          <table:table-cell table:style-name="Table4.B12" office:value-type="string">
            <text:p text:style-name="Contenuto_20_tabella_20_centrato">0,60 m<text:span text:style-name="EG_20_Apice">2</text:span></text:p>
          </table:table-cell>
        </table:table-row>
        <table:table-row table:style-name="TableLine94886770359584">
          <table:table-cell table:style-name="Table4.A12" office:value-type="string">
            <text:p text:style-name="Contenuto_20_tabella_20_centrato"><text:bookmark-start text:name="__DdeLink__3011_18554374451"/>n°1 estintore 40 F, n°1 estintore 75 F<text:bookmark-end text:name="__DdeLink__3011_18554374451"/></text:p>
          </table:table-cell>
          <table:table-cell table:style-name="Table4.B12" office:value-type="string">
            <text:p text:style-name="Contenuto_20_tabella_20_centrato">0,69 m<text:span text:style-name="EG_20_Apice">2</text:span></text:p>
          </table:table-cell>
        </table:table-row>
        <table:table-row table:style-name="TableLine94886770360192">
          <table:table-cell table:style-name="Table4.A12" office:value-type="string">
            <text:p text:style-name="Contenuto_20_tabella_20_centrato">n°2 estintori 75 F</text:p>
          </table:table-cell>
          <table:table-cell table:style-name="Table4.B12" office:value-type="string">
            <text:p text:style-name="Contenuto_20_tabella_20_centrato">0,90 m<text:span text:style-name="EG_20_Apice">2</text:span></text:p>
          </table:table-cell>
        </table:table-row>
        <table:table-row table:style-name="TableLine94886770714576">
          <table:table-cell table:style-name="Table4.A13" table:number-columns-spanned="2" office:value-type="string">
            <text:p text:style-name="Contenuto_20_tabella_20_lungo">[1] Superficie lorda in pianta delle sole aree delle apparecchiature di cottura contenenti olii vegetali o animali</text:p>
          </table:table-cell>
          <table:covered-table-cell/>
        </table:table-row>
      </table:table>
      <text:p text:style-name="P2">Tabella <text:sequence text:ref-name="refTable6" text:name="Table" text:formula="ooow:Table+1" style:num-format="1">S.6-7</text:sequence>: Requisiti estintori per classe di incendio F</text:p>
      <text:h text:style-name="P33" text:outline-level="5"><text:soft-page-break/>Estintori per altri <text:span text:style-name="T5">fuochi o per </text:span>rischi <text:span text:style-name="T5">specifici</text:span></text:h>
      <text:list xml:id="list120315201785961" text:continue-list="list120315405502226" text:style-name="EG_20_All_20_commi">
        <text:list-item text:start-value="1">
          <text:p text:style-name="Text_20_body">Estintori per altri fuochi o rischi specifici devono essere installati nell’attività sulla base della valutazione del rischio di incendio e nel rispetto dei requisiti minimi di cui alla tabella <text:sequence-ref text:reference-format="category-and-value" text:ref-name="refTable7">S.6-8</text:sequence-ref>.</text:p>
        </text:list-item>
      </text:list>
      <table:table table:name="Table5" table:style-name="Table5">
        <table:table-column table:style-name="Table5.A"/>
        <table:table-column table:style-name="Table5.B"/>
        <table:table-row table:style-name="TableLine94886770690000">
          <table:table-cell table:style-name="Table5.A1" office:value-type="string">
            <text:p text:style-name="Table_20_Heading">Classe di incendio</text:p>
            <text:p text:style-name="Table_20_Heading">o altri rischi</text:p>
          </table:table-cell>
          <table:table-cell table:style-name="Table5.B1" office:value-type="string">
            <text:p text:style-name="Table_20_Heading">Requisiti minimi</text:p>
          </table:table-cell>
        </table:table-row>
        <table:table-row table:style-name="TableLine94886770738736">
          <table:table-cell table:style-name="Table5.A5" office:value-type="string">
            <text:p text:style-name="Table_20_Contents">Classe C</text:p>
          </table:table-cell>
          <table:table-cell table:style-name="Table5.B5" office:value-type="string">
            <text:p text:style-name="Table_20_Contents">Nessuno, in quanto l’estinzione in sicurezza di un fuoco di classe C da parte di occupanti non specificamente formati si effettua tramite la chiusura della valvola di intercettazione disponibile in prossimità.</text:p>
          </table:table-cell>
        </table:table-row>
        <table:table-row table:style-name="TableLine94886770739552">
          <table:table-cell table:style-name="Table5.A5" office:value-type="string">
            <text:p text:style-name="Table_20_Contents">Classe D</text:p>
          </table:table-cell>
          <table:table-cell table:style-name="Table5.B5" office:value-type="string">
            <text:p text:style-name="Table_20_Contents">Siano installati, in prossimità della sorgente di rischio, estintori adatti ad operare su incendi di classe D, idonei all’uso previsto [1].</text:p>
          </table:table-cell>
        </table:table-row>
        <table:table-row table:style-name="TableLine94886770739824">
          <table:table-cell table:style-name="Table5.A5" office:value-type="string">
            <text:p text:style-name="Table_20_Contents">Impianti ed apparecchiature elettriche sotto tensione</text:p>
          </table:table-cell>
          <table:table-cell table:style-name="Table5.B5" office:value-type="string">
            <text:p text:style-name="Table_20_Contents">Siano installati estintori adatti ad operare su impianti ed apparecchiature elettriche sotto tensione in prossimità della sorgente di rischio, idonei all’uso previsto [2].</text:p>
          </table:table-cell>
        </table:table-row>
        <table:table-row table:style-name="TableLine94886770740096">
          <table:table-cell table:style-name="Table5.A5" office:value-type="string">
            <text:p text:style-name="Table_20_Contents">Solventi polari</text:p>
          </table:table-cell>
          <table:table-cell table:style-name="Table5.B5" office:value-type="string">
            <text:p text:style-name="Table_20_Contents">Siano installati, in prossimità della sorgente di rischio, estintori adatti ad operare su solventi polari, idonei all’uso previsto.</text:p>
          </table:table-cell>
        </table:table-row>
        <table:table-row table:style-name="TableLine94886770740368">
          <table:table-cell table:style-name="Table5.A6" table:number-columns-spanned="2" office:value-type="string">
            <text:p text:style-name="Contenuto_20_tabella_20_lungo">[1] Gli estintori per fuochi di classe D non sono idonei per altre classi di fuoco.</text:p>
            <text:p text:style-name="Contenuto_20_tabella_20_lungo">[2] Gli estintori portatili conformi alla norma EN 3-7 con agente estinguente privo di conducibilità elettrica (es. polvere, anidride carbonica, …) sono idonei all’utilizzo su impianti e apparecchiature elettriche sino a 1000 V ed alla distanza di 1 m. Gli estintori a base d’acqua conformi alla norma EN 3-7 devono superare la prova dielettrica per poter essere utilizzati su impianti ed apparecchiature elettriche sino a 1000 V e alla distanza di 1 m.</text:p>
          </table:table-cell>
          <table:covered-table-cell/>
        </table:table-row>
      </table:table>
      <text:p text:style-name="P2">Tabella <text:sequence text:ref-name="refTable7" text:name="Table" text:formula="ooow:Table+1" style:num-format="1">S.6-8</text:sequence>: Requisiti estintori <text:span text:style-name="T28">per altri fuochi o rischi specifici</text:span></text:p>
      <text:h text:style-name="P25" text:outline-level="3"><text:bookmark-start text:name="__RefHeading__185406_1904530980"/>Estintori d<text:span text:style-name="T3">’</text:span>incendio carrellati<text:bookmark-end text:name="__RefHeading__185406_1904530980"/></text:h>
      <text:list xml:id="list120314156321530" text:continue-list="list120314656366954" text:style-name="EG_20_All_20_commi">
        <text:list-item text:start-value="1">
          <text:p text:style-name="P34">Gli estintori carrellati sono utilizzabili in aree ampie, prive di ostacoli alla movimentazione, in assenza di scalini e senza percorsi vincolati. Generalmente gli estintori carrellati vengono impiegati negli ambiti ove risulti necessario fronteggiare principi di incendio dovuti a fuochi di classe B (es. raffinerie, depositi o stabilimenti di lavorazione di olii minerali, …).</text:p>
        </text:list-item>
        <text:list-item>
          <text:p text:style-name="P34">Nell’attività dotata di estintore carrellato devono essere disponibili almeno due operatori antincendio addestrati all’utilizzo.</text:p>
        </text:list-item>
        <text:list-item>
          <text:p text:style-name="P34">La capacità estinguente di fuochi di classe B degli estintori carrellati è riportata:</text:p>
          <text:list>
            <text:list-item>
              <text:p text:style-name="P34">nella tabella <text:sequence-ref text:reference-format="value" text:ref-name="refTable8">S.6-9</text:sequence-ref> con riferimento all’indice di classificazione secondo noma UNI 9492:1989;</text:p>
            </text:list-item>
            <text:list-item>
              <text:p text:style-name="P34">nella tabella <text:sequence-ref text:reference-format="value" text:ref-name="refTable9">S.6-10</text:sequence-ref> con riferimento ai tipi di focolari, secondo la norma UNI EN 1866-1.</text:p>
            </text:list-item>
          </text:list>
        </text:list-item>
      </text:list>
      <table:table table:name="Table58" table:style-name="Table58">
        <table:table-column table:style-name="Table58.A"/>
        <table:table-column table:style-name="Table58.B"/>
        <table:table-column table:style-name="Table58.C"/>
        <table:table-column table:style-name="Table58.B"/>
        <table:table-column table:style-name="Table58.E"/>
        <table:table-row table:style-name="TableLine94886770688432">
          <table:table-cell table:style-name="Table58.A1" office:value-type="string">
            <text:p text:style-name="Table_20_Heading">Indice<text:line-break/>di classificazione</text:p>
          </table:table-cell>
          <table:table-cell table:style-name="Table58.B1" office:value-type="string">
            <text:p text:style-name="Table_20_Heading">Capacità estinguente<text:line-break/>per classe B</text:p>
          </table:table-cell>
          <table:table-cell table:style-name="Table58.C1" office:value-type="string">
            <text:p text:style-name="Table_20_Heading"/>
          </table:table-cell>
          <table:table-cell table:style-name="Table58.A1" office:value-type="string">
            <text:p text:style-name="Table_20_Heading">Indice<text:line-break/>di classificazione</text:p>
          </table:table-cell>
          <table:table-cell table:style-name="Table58.B1" office:value-type="string">
            <text:p text:style-name="Table_20_Heading">Capacità estinguente<text:line-break/>per classe B</text:p>
          </table:table-cell>
        </table:table-row>
        <table:table-row table:style-name="TableLine94886770768432">
          <table:table-cell table:style-name="Table58.A2" office:value-type="float" office:value="10">
            <text:p text:style-name="Contenuto_20_tabella_20_centrato">10</text:p>
          </table:table-cell>
          <table:table-cell table:style-name="Table58.B2" office:value-type="string">
            <text:p text:style-name="Contenuto_20_tabella_20_centrato">55 B</text:p>
          </table:table-cell>
          <table:table-cell table:style-name="Table58.C1" office:value-type="string">
            <text:p text:style-name="Contenuto_20_tabella_20_centrato"/>
          </table:table-cell>
          <table:table-cell table:style-name="Table58.A2" office:value-type="float" office:value="5">
            <text:p text:style-name="Contenuto_20_tabella_20_centrato">5</text:p>
          </table:table-cell>
          <table:table-cell table:style-name="Table58.E2" office:value-type="string">
            <text:p text:style-name="Contenuto_20_tabella_20_centrato">144 B</text:p>
          </table:table-cell>
        </table:table-row>
        <table:table-row table:style-name="TableLine94886770771520">
          <table:table-cell table:style-name="Table58.A2" office:value-type="float" office:value="9">
            <text:p text:style-name="Contenuto_20_tabella_20_centrato">9</text:p>
          </table:table-cell>
          <table:table-cell table:style-name="Table58.B3" office:value-type="string">
            <text:p text:style-name="Contenuto_20_tabella_20_centrato"><text:bookmark-start text:name="OLE_LINK71"/><text:bookmark-start text:name="OLE_LINK61"/>5<text:bookmark-end text:name="OLE_LINK71"/><text:bookmark-end text:name="OLE_LINK61"/>5 B</text:p>
          </table:table-cell>
          <table:table-cell table:style-name="Table58.C1" office:value-type="string">
            <text:p text:style-name="Contenuto_20_tabella_20_centrato"/>
          </table:table-cell>
          <table:table-cell table:style-name="Table58.A2" office:value-type="float" office:value="4">
            <text:p text:style-name="Contenuto_20_tabella_20_centrato">4</text:p>
          </table:table-cell>
          <table:table-cell table:style-name="Table58.E3" office:value-type="string">
            <text:p text:style-name="Contenuto_20_tabella_20_centrato">233 B</text:p>
          </table:table-cell>
        </table:table-row>
        <table:table-row table:style-name="TableLine94886770774784">
          <table:table-cell table:style-name="Table58.A2" office:value-type="float" office:value="8">
            <text:p text:style-name="Contenuto_20_tabella_20_centrato">8</text:p>
          </table:table-cell>
          <table:table-cell table:style-name="Table58.B4" office:value-type="string">
            <text:p text:style-name="Contenuto_20_tabella_20_centrato">89 B</text:p>
          </table:table-cell>
          <table:table-cell table:style-name="Table58.C1" office:value-type="string">
            <text:p text:style-name="Contenuto_20_tabella_20_centrato"/>
          </table:table-cell>
          <table:table-cell table:style-name="Table58.A2" office:value-type="float" office:value="3">
            <text:p text:style-name="Contenuto_20_tabella_20_centrato">3</text:p>
          </table:table-cell>
          <table:table-cell table:style-name="Table58.E4" office:value-type="string">
            <text:p text:style-name="Contenuto_20_tabella_20_centrato">233 B</text:p>
          </table:table-cell>
        </table:table-row>
        <table:table-row table:style-name="TableLine94886770778512">
          <table:table-cell table:style-name="Table58.A2" office:value-type="float" office:value="7">
            <text:p text:style-name="Contenuto_20_tabella_20_centrato">7</text:p>
          </table:table-cell>
          <table:table-cell table:style-name="Table58.B5" office:value-type="string">
            <text:p text:style-name="Contenuto_20_tabella_20_centrato">89 B</text:p>
          </table:table-cell>
          <table:table-cell table:style-name="Table58.C1" office:value-type="string">
            <text:p text:style-name="Contenuto_20_tabella_20_centrato"/>
          </table:table-cell>
          <table:table-cell table:style-name="Table58.A2" office:value-type="float" office:value="2">
            <text:p text:style-name="Contenuto_20_tabella_20_centrato">2</text:p>
          </table:table-cell>
          <table:table-cell table:style-name="Table58.E5" office:value-type="string">
            <text:p text:style-name="Contenuto_20_tabella_20_centrato">233 B</text:p>
          </table:table-cell>
        </table:table-row>
        <table:table-row table:style-name="TableLine94886770781968">
          <table:table-cell table:style-name="Table58.A2" office:value-type="float" office:value="6">
            <text:p text:style-name="Contenuto_20_tabella_20_centrato">6</text:p>
          </table:table-cell>
          <table:table-cell table:style-name="Table58.B6" office:value-type="string">
            <text:p text:style-name="Contenuto_20_tabella_20_centrato">144 B</text:p>
          </table:table-cell>
          <table:table-cell table:style-name="Table58.C1" office:value-type="string">
            <text:p text:style-name="Contenuto_20_tabella_20_centrato"/>
          </table:table-cell>
          <table:table-cell table:style-name="Table58.A2" office:value-type="float" office:value="1">
            <text:p text:style-name="Contenuto_20_tabella_20_centrato">1</text:p>
          </table:table-cell>
          <table:table-cell table:style-name="Table58.E6" office:value-type="string">
            <text:p text:style-name="Contenuto_20_tabella_20_centrato">233 B</text:p>
          </table:table-cell>
        </table:table-row>
      </table:table>
      <text:p text:style-name="P2">Tabella <text:sequence text:ref-name="refTable8" text:name="Table" text:formula="ooow:Table+1" style:num-format="1">S.6-9</text:sequence>: <text:span text:style-name="T29">I</text:span>ndice <text:span text:style-name="T29">di classificazione</text:span> e capacità estinguente <text:span text:style-name="T8">per gli estintori carrellati</text:span></text:p>
      <table:table table:name="Table1" table:style-name="Table1">
        <table:table-column table:style-name="Table1.A"/>
        <table:table-column table:style-name="Table1.B"/>
        <table:table-column table:style-name="Table1.C"/>
        <text:soft-page-break/>
        <table:table-row table:style-name="TableLine94886770742816">
          <table:table-cell table:style-name="Table1.A1" office:value-type="string">
            <text:p text:style-name="Table_20_Heading">Tipo</text:p>
          </table:table-cell>
          <table:table-cell table:style-name="Table1.A1" office:value-type="string">
            <text:p text:style-name="Table_20_Heading">Numero di focolari 233 B</text:p>
          </table:table-cell>
          <table:table-cell table:style-name="Table1.C1" office:value-type="string">
            <text:p text:style-name="Table_20_Heading">Numero di focolari 21 B</text:p>
          </table:table-cell>
        </table:table-row>
        <table:table-row table:style-name="TableLine94886770797616">
          <table:table-cell table:style-name="Table1.A2" office:value-type="string">
            <text:p text:style-name="Contenuto_20_tabella_20_centrato">I B</text:p>
          </table:table-cell>
          <table:table-cell table:style-name="Table1.A2" office:value-type="string">
            <text:p text:style-name="Contenuto_20_tabella_20_centrato">1</text:p>
          </table:table-cell>
          <table:table-cell table:style-name="Table1.C2" office:value-type="string">
            <text:p text:style-name="Contenuto_20_tabella_20_centrato">1</text:p>
          </table:table-cell>
        </table:table-row>
        <table:table-row table:style-name="TableLine94886770799168">
          <table:table-cell table:style-name="Table1.A2" office:value-type="string">
            <text:p text:style-name="Contenuto_20_tabella_20_centrato">II B</text:p>
          </table:table-cell>
          <table:table-cell table:style-name="Table1.A2" office:value-type="string">
            <text:p text:style-name="Contenuto_20_tabella_20_centrato">1</text:p>
          </table:table-cell>
          <table:table-cell table:style-name="Table1.C2" office:value-type="string">
            <text:p text:style-name="Contenuto_20_tabella_20_centrato">2</text:p>
          </table:table-cell>
        </table:table-row>
        <table:table-row table:style-name="TableLine94886770799984">
          <table:table-cell table:style-name="Table1.A2" office:value-type="string">
            <text:p text:style-name="Contenuto_20_tabella_20_centrato">III B</text:p>
          </table:table-cell>
          <table:table-cell table:style-name="Table1.A2" office:value-type="string">
            <text:p text:style-name="Contenuto_20_tabella_20_centrato">1</text:p>
          </table:table-cell>
          <table:table-cell table:style-name="Table1.C2" office:value-type="string">
            <text:p text:style-name="Contenuto_20_tabella_20_centrato">3</text:p>
          </table:table-cell>
        </table:table-row>
        <table:table-row table:style-name="TableLine94886770800848">
          <table:table-cell table:style-name="Table1.A2" office:value-type="string">
            <text:p text:style-name="Contenuto_20_tabella_20_centrato">IV B</text:p>
          </table:table-cell>
          <table:table-cell table:style-name="Table1.A2" office:value-type="string">
            <text:p text:style-name="Contenuto_20_tabella_20_centrato">1</text:p>
          </table:table-cell>
          <table:table-cell table:style-name="Table1.C2" office:value-type="string">
            <text:p text:style-name="Contenuto_20_tabella_20_centrato">4</text:p>
          </table:table-cell>
        </table:table-row>
      </table:table>
      <text:p text:style-name="P2">Tabella <text:sequence text:ref-name="refTable9" text:name="Table" text:formula="ooow:Table+1" style:num-format="1">S.6-10</text:sequence>: <text:span text:style-name="T8">Tipi dei focolari</text:span> e capacità estinguente <text:span text:style-name="T8">per gli estintori carrellati</text:span></text:p>
      <text:h text:style-name="P25" text:outline-level="3"><text:bookmark-start text:name="__RefHeading__185408_1904530980"/>Reti di idranti<text:bookmark-end text:name="__RefHeading__185408_1904530980"/></text:h>
      <text:h text:style-name="P31" text:outline-level="4"><text:bookmark-start text:name="__RefHeading___Toc127053_2443238718"/>Caratteristiche<text:bookmark-end text:name="__RefHeading___Toc127053_2443238718"/></text:h>
      <text:list xml:id="list120315530800867" text:continue-list="list120314156321530" text:style-name="EG_20_All_20_commi">
        <text:list-item text:start-value="1">
          <text:p text:style-name="P34">La <text:span text:style-name="Emphasis">rete di idranti</text:span> (RI) è costituita da un sistema di tubazioni per l’alimentazione idrica di uno o più apparecchi di erogazione. Le RI si distinguono in:</text:p>
          <text:list>
            <text:list-item>
              <text:p text:style-name="P34">RI ordinarie destinate alla protezione di attività ubicate all’interno di opere da costruzione;</text:p>
            </text:list-item>
            <text:list-item>
              <text:p text:style-name="P34">RI all’aperto destinate alla protezione di attività ubicate all’aperto.</text:p>
            </text:list-item>
          </text:list>
        </text:list-item>
        <text:list-item>
          <text:p text:style-name="P34">Le RI comprendono i seguenti componenti principali: alimentazione idrica; rete di tubazioni fisse, preferibilmente chiuse ad anello, ad uso esclusivo; attacchi di mandata per autopompa; valvole; apparecchi erogatori.</text:p>
        </text:list-item>
        <text:list-item>
          <text:p text:style-name="P34">Le RI non devono essere installate nelle aree in cui il contatto con acqua possa costituire pericolo o presentare controindicazioni.</text:p>
        </text:list-item>
        <text:list-item>
          <text:p text:style-name="P34">Nel caso in cui la RI sia utilizzata insieme ad altri sistemi antincendio di protezione attiva (es. sprinkler, …) deve essere garantito il corretto funzionamento (es. contemporaneità, …) di tutti i sistemi di protezione presenti.</text:p>
        </text:list-item>
      </text:list>
      <text:h text:style-name="P29" text:outline-level="4"><text:bookmark-start text:name="__RefHeading___Toc127055_2443238718"/>Progettazione<text:bookmark-end text:name="__RefHeading___Toc127055_2443238718"/></text:h>
      <text:list xml:id="list120315085953995" text:continue-list="list120315530800867" text:style-name="EG_20_All_20_commi">
        <text:list-item text:start-value="1">
          <text:p text:style-name="P34">La RI progettata, installata ed esercita secondo la norma UNI 10779 è considerata soluzione conforme.</text:p>
        </text:list-item>
        <text:list-item>
          <text:p text:style-name="P34">I livelli di pericolosità, le tipologie di protezione (protezione interna o protezione esterna) e le caratteristiche dell’alimentazione idrica della RI sono stabiliti dal progettista sulla base della valutazione del rischio di incendio.</text:p>
        </text:list-item>
      </text:list>
      <text:list xml:id="list120314946721231" text:continue-list="list120314089532235" text:style-name="EG_20_All_20_nota_20_auto">
        <text:list-item>
          <text:p text:style-name="P23">Ad esempio la protezione esterna potrebbe essere prevista in attività con R<text:span text:style-name="EG_20_Pedice">ambiente</text:span> significativo, o con q<text:span text:style-name="EG_20_Pedice">f</text:span> ≥ 1800 MJ/m<text:span text:style-name="EG_20_Apice">2</text:span>, in compartimenti con superficie maggiori di 4000 m<text:span text:style-name="EG_20_Apice">2</text:span> non protetti da un impianto automatico di controllo dell’incendio.</text:p>
        </text:list-item>
        <text:list-item>
          <text:p text:style-name="P23">Ad esempio l’alimentazione idrica di tipo superiore potrebbe essere prevista <text:span text:style-name="T39">qualora il</text:span> livello di pericolosità secondo la norma UNI 10779 <text:span text:style-name="T39">sia pari a 3, </text:span>o quando <text:span text:style-name="T39">sia </text:span>prevista la protezione esterna.</text:p>
        </text:list-item>
      </text:list>
      <text:list xml:id="list120314932513080" text:continue-list="list120315085953995" text:style-name="EG_20_All_20_commi">
        <text:list-item>
          <text:p text:style-name="P34">Per la protezione interna delle <text:span text:style-name="Emphasis">attività civili</text:span> (es. strutture sanitarie, scolastiche, alberghiere, …) è preferibile l’installazione di naspi, mentre per le <text:span text:style-name="Emphasis">altre attività</text:span> è preferibile l’installazione di idranti a muro.</text:p>
        </text:list-item>
        <text:list-item>
          <text:p text:style-name="P34">Qualora prevista, previa valutazione del Comando dei Vigili del fuoco competente, la protezione esterna può essere sostituita dalla rete pubblica se utilizzabile anche per il servizio antincendio, a condizione che la stessa sia rispondente alle seguenti indicazioni:</text:p>
          <text:list>
            <text:list-item>
              <text:p text:style-name="P34">gli idranti siano posti nelle immediate vicinanze dell’attività stessa; si considera accettabile un percorso sempre fruibile di massimo 100 m fra un idrante della rete pubblica ed il confine dell’attività;</text:p>
            </text:list-item>
            <text:list-item>
              <text:p text:style-name="P34"><text:soft-page-break/>la rete sia in grado di erogare la portata totale prevista per la protezione esterna specificata; tale prestazione deve essere attestata dal progettista tramite dati forniti dall’ente erogatore o da prove pratiche di erogazione.</text:p>
            </text:list-item>
          </text:list>
        </text:list-item>
        <text:list-item>
          <text:p text:style-name="P34">Nelle attività con livello di pericolosità 3, valutato secondo la norma UNI 10779, per le quali non sia prevista dal progettista alcuna protezione esterna, deve comunque essere garantito almeno il livello di prestazione III della misura <text:span text:style-name="Emphasis">operatività antincendio</text:span> (<text:span text:style-name="T47">c</text:span>apitolo <text:reference-ref text:reference-format="chapter" text:ref-name="ch operatività">Error: Reference source not found</text:reference-ref>).</text:p>
        </text:list-item>
        <text:list-item>
          <text:p text:style-name="P34">Negli ambiti protetti con sistema automatico di inibizione, controllo o estinzione dell’incendio in cui sia prevista esclusivamente presenza occasionale e di breve durata di personale addetto (es. magazzini automatizzati, …) non è necessario prevedere la RI.</text:p>
        </text:list-item>
        <text:list-item>
          <text:p text:style-name="P34">Ai fini della determinazione della continuità dell’alimentazione idrica dell’impianto da acquedotto, la disponibilità può essere attestata mediante dati statistici relativi agli anni precedenti come specificato dalla norma UNI 10779 o criterio equivalente. Le predette attestazioni sono rilasciate dagli enti erogatori o da professionista antincendio.</text:p>
        </text:list-item>
      </text:list>
      <text:h text:style-name="P25" text:outline-level="3"><text:bookmark-start text:name="__RefHeading__185412_1904530980"/><text:span text:style-name="T30">S</text:span>istemi automatici di inibizione, controllo o estinzione dell’incendio<text:bookmark-end text:name="__RefHeading__185412_1904530980"/></text:h>
      <text:h text:style-name="P31" text:outline-level="4"><text:bookmark-start text:name="__RefHeading___Toc127057_2443238718"/>Caratteristiche <text:span text:style-name="T30">generali</text:span><text:bookmark-end text:name="__RefHeading___Toc127057_2443238718"/></text:h>
      <text:list xml:id="list120314131487404" text:continue-list="list120314932513080" text:style-name="EG_20_All_20_commi">
        <text:list-item text:start-value="1">
          <text:p text:style-name="P34">Tra i sistemi automatici di controllo o estinzione dell’incendio si annoverano quelli che basano il loro funzionamento su agenti estinguenti di tipo gassoso, ad aerosol, a polvere, a schiuma o ad acqua nebulizzata o frazionata, a diluvio.</text:p>
          <text:p text:style-name="P34">Fra i sistemi automatici di inibizione <text:span text:style-name="T51">dell’incendio</text:span> rientrano gli impianti a deplezione (riduzione della concentrazione) di ossigeno.</text:p>
        </text:list-item>
        <text:list-item>
          <text:p text:style-name="P34"><text:bookmark-start text:name="__RefHeading__185414_1904530980"/>Nella scelta delle tipologie impiantistiche si deve tener conto dell’eventuale incompatibilità degli agenti estinguenti con il materiale presente nell’attività, nonché degli effetti della scarica dell’estinguente sugli occupanti eventualmente presenti.<text:bookmark-end text:name="__RefHeading__185414_1904530980"/></text:p>
        </text:list-item>
      </text:list>
      <text:h text:style-name="P33" text:outline-level="5">Caratteristiche dei sistemi sprinkler</text:h>
      <text:list xml:id="list120315338114063" text:continue-list="list120315201785961" text:style-name="EG_20_All_20_commi">
        <text:list-item text:start-value="1">
          <text:p text:style-name="P34">I <text:span text:style-name="Emphasis">sistemi sprinkler</text:span> (SPK) sono impianti antincendio automatici in grado di erogare acqua secondo appropriate configurazioni. Essi sono progettati per rilevare la presenza di un incendio ed estinguerlo nello stadio iniziale, oppure per tenere sotto controllo l’incendio così che l’estinzione possa essere completata con altri mezzi.</text:p>
        </text:list-item>
        <text:list-item>
          <text:p text:style-name="P34">Gli SPK comprendono i seguenti componenti principali: alimentazione idrica; rete di tubazioni fisse, principali e terminali; stazione di controllo e allarme; valvole; erogatori sprinkler.</text:p>
        </text:list-item>
      </text:list>
      <text:list xml:id="list120314382448294" text:continue-list="list120314946721231" text:style-name="EG_20_All_20_nota_20_auto">
        <text:list-item>
          <text:p text:style-name="EG_20_Nota">Ad esempio per SPK a servizio di ambiti di attività classificati OH3, HHS o HHP secondo la norma UNI EN 12845 è opportuno adottare l’alimentazione idrica di tipo singolo superiore.</text:p>
        </text:list-item>
      </text:list>
      <text:list xml:id="list120315370772278" text:continue-list="list120315338114063" text:style-name="EG_20_All_20_commi">
        <text:list-item>
          <text:p text:style-name="P34">Gli erogatori sprinkler funzionano a temperature predeterminate per scaricare l’acqua sopra le parti interessate dell’area sottostante. La loro temperatura di intervento è in genere selezionata perché si adatti alle ordinarie condizioni di temperatura dell’ambiente di installazione garantendone quindi l’attivazione solo in prossimità dell’incendio.</text:p>
        </text:list-item>
        <text:list-item>
          <text:p text:style-name="P34">Gli SPK non devono essere installati nelle aree in cui il contatto con acqua possa costituire pericolo o presentare controindicazioni.</text:p>
        </text:list-item>
        <text:list-item>
          <text:p text:style-name="P34"><text:soft-page-break/>La presenza di uno SPK non esclude l’eventuale necessità di altri mezzi o sistemi di controllo o estinzione degli incendi. In caso di contemporanea presenza di SPK e sistemi di protezione diversi (es. RI, sistemi per il controllo di fumo e calore, …) deve essere garantito il corretto funzionamento di tutti i sistemi di protezione presenti, evitando interferenze sia nell’attivazione dell’impianto che in quella di controllo o estinzione dell’incendio.</text:p>
        </text:list-item>
      </text:list>
      <text:h text:style-name="P31" text:outline-level="4"><text:bookmark-start text:name="__RefHeading___Toc127059_2443238718"/>Progettazione<text:bookmark-end text:name="__RefHeading___Toc127059_2443238718"/></text:h>
      <text:list xml:id="list120315730395194" text:continue-list="list120315370772278" text:style-name="EG_20_All_20_commi">
        <text:list-item text:start-value="1">
          <text:p text:style-name="Text_20_body">La scelta della tipologia del sistema automatico di inibizione, controllo o estinzione, in relazione ad estinguente, efficacia della protezione e sicurezza degli occupanti, deve essere effettuata sulla base della valutazione del rischio incendio dell’attività.</text:p>
        </text:list-item>
        <text:list-item>
          <text:p text:style-name="Text_20_body">Ai fini della definizione di soluzioni conformi per la progettazione dei sistemi di inibizione, controllo o estinzione degli incendi, si applicano <text:span text:style-name="T39">le</text:span> norme <text:span text:style-name="T39">elencate</text:span> nella tabella <text:sequence-ref text:reference-format="value" text:ref-name="refTable10">S.6-11</text:sequence-ref>.</text:p>
        </text:list-item>
        <text:list-item>
          <text:p text:style-name="Text_20_body">Nella progettazione del sistema si deve prendere in considerazione qualunque eventuale pericolo per gli occupanti dovuto dalla scarica degli agenti estinguenti.</text:p>
        </text:list-item>
      </text:list>
      <text:list xml:id="list120314814098476" text:continue-list="list120314382448294" text:style-name="EG_20_All_20_nota_20_auto">
        <text:list-item>
          <text:p text:style-name="EG_20_Nota">Si deve evitare l’esposizione non necessaria degli occupanti agli agenti estinguenti del sistema. Le precauzioni di sicurezza richieste non devono riguardare anche gli effetti tossicologici o fisiologici associati ai prodotti della combustione causati dall’incendio.</text:p>
        </text:list-item>
      </text:list>
      <text:list xml:id="list120314770169920" text:continue-list="list120315730395194" text:style-name="EG_20_All_20_commi">
        <text:list-item>
          <text:p text:style-name="Text_20_body">Devono essere sempre verificate interazioni ed interferenze tra gli impianti di protezione attiva (es. <text:span text:style-name="T40">SPK, </text:span>sistemi per il controllo di fumo e calore, …).</text:p>
        </text:list-item>
        <text:list-item>
          <text:p text:style-name="Text_20_body">Se presente un IRAI, deve essere prevista <text:span text:style-name="T40">la</text:span> funzione di comunicazione per la segnalazione dello stato del sistema automatico di inibizione, controllo o estinzione dell’incendio.</text:p>
        </text:list-item>
      </text:list>
      <text:list xml:id="list120314694642549" text:continue-list="list120314814098476" text:style-name="EG_20_All_20_nota_20_auto">
        <text:list-item>
          <text:p text:style-name="P20"><text:span text:style-name="T35">I sistemi automatici di protezione attiva devono comunicare all’IRAI lo stato di eventuali anomalie, l’eventuale attivazione in caso di incendio e tutte le informazioni necessarie alla conoscenza dello stato dell’impianto. </text:span>Alcuni sistemi automatici, per la loro attivazione in caso di incendio, devono essere comandati da un IRAI (es. sistemi a diluvio, …).</text:p>
        </text:list-item>
      </text:list>
      <text:list xml:id="list120314040713421" text:continue-list="list120314770169920" text:style-name="EG_20_All_20_commi">
        <text:list-item>
          <text:p text:style-name="Text_20_body">Se non presente un IRAI, per la segnalazione dello stato del sistema automatico di inibizione, controllo o estinzione dell’incendio, devono essere previste misure al fine della gestione dell’emergenza (es. diffusione degli allarmi agli occupanti, procedure di verifica da parte degli addetti alla gestione delle emergenze, …).</text:p>
        </text:list-item>
      </text:list>
      <table:table table:name="Table6" table:style-name="Table6">
        <table:table-column table:style-name="Table6.A" table:number-columns-repeated="2"/>
        <table:table-column table:style-name="Table6.C"/>
        <table:table-row table:style-name="TableLine94886770819408">
          <table:table-cell table:style-name="Table6.A1" office:value-type="string">
            <text:p text:style-name="Table_20_Heading">Tipo</text:p>
          </table:table-cell>
          <table:table-cell table:style-name="Table6.A1" office:value-type="string">
            <text:p text:style-name="Table_20_Heading">Riferimento</text:p>
          </table:table-cell>
          <table:table-cell table:style-name="Table6.C1" office:value-type="string">
            <text:p text:style-name="Table_20_Heading">Sistema di inibizione, controllo o estinzione</text:p>
          </table:table-cell>
        </table:table-row>
        <table:table-row table:style-name="TableLine94886770835968">
          <table:table-cell table:style-name="Table6.A2" office:value-type="string">
            <text:p text:style-name="Contenuto_20_tabella_20_centrato">Norma tecnica</text:p>
          </table:table-cell>
          <table:table-cell table:style-name="Table6.A2" office:value-type="string">
            <text:p text:style-name="Contenuto_20_tabella_20_centrato">UNI EN 12845</text:p>
          </table:table-cell>
          <table:table-cell table:style-name="Table6.C2" office:value-type="string">
            <text:p text:style-name="Table_20_Contents">Sistemi sprinkler</text:p>
          </table:table-cell>
        </table:table-row>
        <table:table-row table:style-name="TableLine94886770900176">
          <table:table-cell table:style-name="Table6.A2" office:value-type="string">
            <text:p text:style-name="Contenuto_20_tabella_20_centrato">Norma tecnica</text:p>
          </table:table-cell>
          <table:table-cell table:style-name="Table6.A2" office:value-type="string">
            <text:p text:style-name="Contenuto_20_tabella_20_centrato">UNI EN 15004-1</text:p>
          </table:table-cell>
          <table:table-cell table:style-name="Table6.C2" office:value-type="string">
            <text:p text:style-name="Table_20_Contents">Sistemi a estinguenti gassosi</text:p>
          </table:table-cell>
        </table:table-row>
        <table:table-row table:style-name="TableLine94886770900896">
          <table:table-cell table:style-name="Table6.A2" office:value-type="string">
            <text:p text:style-name="Contenuto_20_tabella_20_centrato">Norma tecnica</text:p>
          </table:table-cell>
          <table:table-cell table:style-name="Table6.A2" office:value-type="string">
            <text:p text:style-name="Contenuto_20_tabella_20_centrato">UNI EN 12416-2</text:p>
          </table:table-cell>
          <table:table-cell table:style-name="Table6.C2" office:value-type="string">
            <text:p text:style-name="Table_20_Contents">Sistemi a polvere</text:p>
          </table:table-cell>
        </table:table-row>
        <table:table-row table:style-name="TableLine94886770901616">
          <table:table-cell table:style-name="Table6.A2" office:value-type="string">
            <text:p text:style-name="Contenuto_20_tabella_20_centrato">Norma tecnica</text:p>
          </table:table-cell>
          <table:table-cell table:style-name="Table6.A2" office:value-type="string">
            <text:p text:style-name="Contenuto_20_tabella_20_centrato">UNI EN 13565-2</text:p>
          </table:table-cell>
          <table:table-cell table:style-name="Table6.C2" office:value-type="string">
            <text:p text:style-name="Table_20_Contents">Sistemi a schiuma</text:p>
          </table:table-cell>
        </table:table-row>
        <table:table-row table:style-name="TableLine94886770902336">
          <table:table-cell table:style-name="Table6.A2" office:value-type="string">
            <text:p text:style-name="Contenuto_20_tabella_20_centrato">TS</text:p>
          </table:table-cell>
          <table:table-cell table:style-name="Table6.A2" office:value-type="string">
            <text:p text:style-name="Contenuto_20_tabella_20_centrato">UNI CEN/TS 14816</text:p>
          </table:table-cell>
          <table:table-cell table:style-name="Table6.C2" office:value-type="string">
            <text:p text:style-name="Table_20_Contents">Sistemi spray ad acqua</text:p>
          </table:table-cell>
        </table:table-row>
        <table:table-row table:style-name="TableLine94886770903328">
          <table:table-cell table:style-name="Table6.A2" office:value-type="string">
            <text:p text:style-name="Contenuto_20_tabella_20_centrato">TS</text:p>
          </table:table-cell>
          <table:table-cell table:style-name="Table6.A2" office:value-type="string">
            <text:p text:style-name="Contenuto_20_tabella_20_centrato">UNI CEN/TS 14972</text:p>
          </table:table-cell>
          <table:table-cell table:style-name="Table6.C2" office:value-type="string">
            <text:p text:style-name="Table_20_Contents">Sistemi ad acqua nebulizzata (water mist)</text:p>
          </table:table-cell>
        </table:table-row>
        <table:table-row table:style-name="TableLine94886770904048">
          <table:table-cell table:style-name="Table6.A2" office:value-type="string">
            <text:p text:style-name="Contenuto_20_tabella_20_centrato">TS</text:p>
          </table:table-cell>
          <table:table-cell table:style-name="Table6.A2" office:value-type="string">
            <text:p text:style-name="Contenuto_20_tabella_20_centrato">UNI/TS 11512</text:p>
          </table:table-cell>
          <table:table-cell table:style-name="Table6.C2" office:value-type="string">
            <text:p text:style-name="Table_20_Contents">Componenti per impianti di estinzione a gas - Requisiti e metodi di prova per la compatibilità</text:p>
          </table:table-cell>
        </table:table-row>
        <table:table-row table:style-name="TableLine94886770904768">
          <table:table-cell table:style-name="Table6.A2" office:value-type="string">
            <text:p text:style-name="Contenuto_20_tabella_20_centrato">Norma tecnica</text:p>
          </table:table-cell>
          <table:table-cell table:style-name="Table6.A2" office:value-type="string">
            <text:p text:style-name="Contenuto_20_tabella_20_centrato">UNI ISO 15779</text:p>
          </table:table-cell>
          <table:table-cell table:style-name="Table6.C2" office:value-type="string">
            <text:p text:style-name="Table_20_Contents">Sistema estinguente ad aerosol condensato</text:p>
          </table:table-cell>
        </table:table-row>
        <table:table-row table:style-name="TableLine94886770905488">
          <table:table-cell table:style-name="Table6.A2" office:value-type="string">
            <text:p text:style-name="Contenuto_20_tabella_20_centrato">Norma tecnica</text:p>
          </table:table-cell>
          <table:table-cell table:style-name="Table6.A2" office:value-type="string">
            <text:p text:style-name="Contenuto_20_tabella_20_centrato">UNI EN 16750</text:p>
          </table:table-cell>
          <table:table-cell table:style-name="Table6.C2" office:value-type="string">
            <text:p text:style-name="Table_20_Contents">Sistemi a riduzione di ossigeno - Progettazione, installazione, pianificazione e manutenzione</text:p>
          </table:table-cell>
        </table:table-row>
      </table:table>
      <text:p text:style-name="P2">Tabella <text:sequence text:ref-name="refTable10" text:name="Table" text:formula="ooow:Table+1" style:num-format="1">S.6-11</text:sequence>: Principali norme, <text:span text:style-name="T41">TS e TR</text:span> di riferimento per i sistemi di inibizione, controllo o estinzione dell’incendi</text:p>
      <text:h text:style-name="P25" text:outline-level="3"><text:bookmark-start text:name="__RefHeading__185428_1904530980"/><text:soft-page-break/>Indicazioni complementari<text:bookmark-end text:name="__RefHeading__185428_1904530980"/></text:h>
      <text:list xml:id="list120315246199084" text:continue-list="list120314131487404" text:style-name="EG_20_All_20_commi">
        <text:list-item text:start-value="1">
          <text:p text:style-name="P34">Gli estintori di incendio devono essere conformi alle vigenti disposizioni ed essere man<text:span text:style-name="T49">u</text:span>tenuti a regola d’arte secondo quanto prescritto dalla specifiche regolamentazioni, dalle norme di buona tecnica e dalle istruzioni fornite dal fabbricante.</text:p>
        </text:list-item>
      </text:list>
      <text:h text:style-name="P25" text:outline-level="3"><text:bookmark-start text:name="__RefHeading__25086_548516099"/>Segnaletica<text:bookmark-end text:name="__RefHeading__25086_548516099"/></text:h>
      <text:list xml:id="list120314084097025" text:continue-list="list120315246199084" text:style-name="EG_20_All_20_commi">
        <text:list-item text:start-value="1">
          <text:p text:style-name="P34">I presidi antincendio devono essere <text:span text:style-name="T31">indicati da</text:span> segnaletica di sicurezza <text:span text:style-name="T19">UNI EN ISO 7010</text:span>.</text:p>
        </text:list-item>
      </text:list>
      <text:h text:style-name="P28" text:outline-level="3"><text:bookmark-start text:name="__RefHeading__19874_1145707755"/><text:reference-mark-start text:name="ch controllo incendio riferimenti"/>Riferimenti<text:bookmark-end text:name="__RefHeading__19874_1145707755"/><text:reference-mark-end text:name="ch controllo incendio riferimenti"/></text:h>
      <text:list xml:id="list120314042004402" text:continue-list="list120314040713421" text:style-name="EG_20_All_20_commi">
        <text:list-item text:start-value="1">
          <text:p text:style-name="P34"><text:bookmark-start text:name="__RefHeading__4030_4719215305"/>Si indicano i seguenti riferimenti:<text:bookmark-end text:name="__RefHeading__4030_4719215305"/></text:p>
          <text:list>
            <text:list-item>
              <text:p text:style-name="P34">UNI EN 2 “<text:span text:style-name="Emphasis">Classificazione dei fuochi</text:span>”;</text:p>
            </text:list-item>
            <text:list-item>
              <text:p text:style-name="P34">UNI EN 3-7 “<text:span text:style-name="Emphasis">Estintori d’incendio portatili - Parte 7: Caratteristiche, requisiti di prestazione e metodi di prova</text:span>”;</text:p>
            </text:list-item>
            <text:list-item>
              <text:p text:style-name="P34">UNI EN 1866-1 “<text:span text:style-name="Emphasis">Estintori d’incendio carrellati - Parte 1: Caratteristiche, prestazioni e metodi di prova</text:span>”;</text:p>
            </text:list-item>
            <text:list-item>
              <text:p text:style-name="P34"><text:span text:style-name="T1">ISO/TS 11602-1 “</text:span><text:span text:style-name="Emphasis"><text:span text:style-name="T1">Fire protection - Portable and wheeled fire extinguishers - Part 1: Selection and installation</text:span></text:span><text:span text:style-name="T1">”;</text:span></text:p>
            </text:list-item>
            <text:list-item>
              <text:p text:style-name="P34"><text:span text:style-name="T1">BS 5306-8 “</text:span><text:span text:style-name="Emphasis"><text:span text:style-name="T1">Fire extinguishing installations and equipment on premises. Selection and positioning of portable fire extinguishers. Code of practice</text:span></text:span><text:span text:style-name="T1">”;</text:span></text:p>
            </text:list-item>
            <text:list-item>
              <text:p text:style-name="P34"><text:span text:style-name="T1">EUROFEU technical paper “</text:span><text:span text:style-name="Emphasis"><text:span text:style-name="T1">Portable fire extinguisher section fire protection guideline for the selection and installation of portable and mobile fire extinguishers</text:span></text:span><text:span text:style-name="T1">”, </text:span><text:a xlink:type="simple" xlink:href="https://eurofeu.org/24/publications/technical-paper/" text:style-name="Internet_20_link" text:visited-style-name="Visited_20_Internet_20_Link">https://eurofeu.org/24/publications/technical-paper/</text:a><text:span text:style-name="T1">;</text:span></text:p>
            </text:list-item>
            <text:list-item>
              <text:p text:style-name="P34"><text:span text:style-name="T1">BS 5306-0 “</text:span><text:span text:style-name="Emphasis"><text:span text:style-name="T1">Fire protection installations and equipment on premises. Guide for selection of installed systems and other fire equipment</text:span></text:span><text:span text:style-name="T1">”;</text:span></text:p>
            </text:list-item>
            <text:list-item>
              <text:p text:style-name="P34">Australian Standard AS 2444 “<text:span text:style-name="Emphasis">Portable fire extinguishers and fire blankets Selection and location</text:span>”;</text:p>
            </text:list-item>
            <text:list-item>
              <text:p text:style-name="P34">International Fire Code, 2018 edition, Chapter 9 “<text:span text:style-name="Emphasis">Fire Protection and Life Safety Systems;</text:span></text:p>
            </text:list-item>
            <text:list-item>
              <text:p text:style-name="P38">“<text:span text:style-name="Emphasis">The SFPE Handbook of fire protection engineering</text:span>”, <text:span text:style-name="T42">5</text:span><text:span text:style-name="EG_20_Apice">th</text:span> edition, SFPE/NFPA, 20<text:span text:style-name="T42">16:</text:span></text:p>
              <text:list>
                <text:list-item>
                  <text:p text:style-name="P38">Chapter 42 “<text:span text:style-name="Emphasis">Automatic Sprinkler System Calculations</text:span>”,</text:p>
                </text:list-item>
                <text:list-item>
                  <text:p text:style-name="P38">Chapter 44 “<text:span text:style-name="Emphasis">Clean Agent Total Flooding Fire Extinguishing Systems</text:span>”,</text:p>
                </text:list-item>
                <text:list-item>
                  <text:p text:style-name="P38">Chapter 45 “<text:span text:style-name="Emphasis">Carbon Dioxide Systems</text:span>”,</text:p>
                </text:list-item>
                <text:list-item>
                  <text:p text:style-name="P38">Chapter 46 “<text:span text:style-name="Emphasis">Water Mist Fire Suppression Systems Foam</text:span>”,</text:p>
                </text:list-item>
                <text:list-item>
                  <text:p text:style-name="P38">Chapter 47 “<text:span text:style-name="Emphasis">Agents and AFFF System Design Considerations</text:span>”;</text:p>
                </text:list-item>
              </text:list>
            </text:list-item>
            <text:list-item>
              <text:p text:style-name="P34">NFPA 101, Life Safety Code, 2018 Edition, Chapter 9 “<text:span text:style-name="Emphasis">Building Service and Fire Protection Equipment”</text:span>;</text:p>
            </text:list-item>
            <text:list-item>
              <text:p text:style-name="P34"><text:span text:style-name="T1">VdS 2815en : 2001-03 (01) </text:span><text:span text:style-name="Emphasis"><text:span text:style-name="T1">“Interaction of water extinguishing systems and smoke and heat extractors”</text:span></text:span><text:span text:style-name="T1">.</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S.6</text:chapter><text:s/><text:chapter text:display="name" text:outline-level="2">Controllo dell’incendio</text:chapter><text:tab/>Pagina <text:chapter text:display="plain-number" text:outline-level="2">S.6</text:chapter>-<text:page-number text:select-page="current">15</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Controllo dell’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11H36M21S</meta:editing-duration>
    <meta:editing-cycles>87</meta:editing-cycles>
    <meta:generator>LibreOffice/7.1.6.2.0$Linux_X86_64 LibreOffice_project/10$Build-2</meta:generator>
    <dc:title>modello_codicepi_14</dc:title>
    <meta:initial-creator>Emanuele Gissi</meta:initial-creator>
    <dc:date>2021-10-26T12:03:13.365639782</dc:date>
    <meta:document-statistic meta:table-count="11" meta:image-count="0" meta:object-count="0" meta:page-count="16" meta:paragraph-count="387" meta:word-count="4611" meta:character-count="30983" meta:non-whitespace-character-count="26918"/>
    <meta:template xlink:type="simple" xlink:actuate="onRequest" xlink:title="modello_codicepi_14" xlink:href="../../../../../../Modelli/modello_codicepi_14.ott" meta:date="2019-06-11T19:42:58.853340625"/>
  </office:meta>
</office:document-meta>
</file>